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12M56.554S">
            <text:p>12:12:56.55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12M56.583S">
            <text:p>12:12:56.58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12M56.608S">
            <text:p>12:12:56.6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12M56.612S">
            <text:p>12:12:56.61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12M56.636S">
            <text:p>12:12:56.6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12M56.656S">
            <text:p>12:12:56.66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12M56.665S">
            <text:p>12:12:56.6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12M56.686S">
            <text:p>12:12:56.6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12M56.712S">
            <text:p>12:12:56.7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12M56.723S">
            <text:p>12:12:56.72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12M56.737S">
            <text:p>12:12:56.74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12M56.759S">
            <text:p>12:12:56.76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12M56.771S">
            <text:p>12:12:56.77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12M56.79S">
            <text:p>12:12:56.7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12M56.812S">
            <text:p>12:12:56.81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12M56.827S">
            <text:p>12:12:56.83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12M56.843S">
            <text:p>12:12:56.84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12M56.861S">
            <text:p>12:12:56.86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12M56.875S">
            <text:p>12:12:56.88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12M56.893S">
            <text:p>12:12:56.8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12M56.915S">
            <text:p>12:12:56.9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12M56.928S">
            <text:p>12:12:56.93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12M56.946S">
            <text:p>12:12:56.95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12M56.968S">
            <text:p>12:12:56.97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12M56.976S">
            <text:p>12:12:56.9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12M56.996S">
            <text:p>12:12:57.0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12M57.016S">
            <text:p>12:12:57.02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12M57.029S">
            <text:p>12:12:57.03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12M57.047S">
            <text:p>12:12:57.05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12M57.071S">
            <text:p>12:12:57.0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12M57.078S">
            <text:p>12:12:57.08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12M57.098S">
            <text:p>12:12:57.10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12M57.119S">
            <text:p>12:12:57.12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12M57.13S">
            <text:p>12:12:57.13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12M57.149S">
            <text:p>12:12:57.15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12M57.173S">
            <text:p>12:12:57.17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12M57.181S">
            <text:p>12:12:57.18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12M57.2S">
            <text:p>12:12:57.20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12M57.224S">
            <text:p>12:12:57.22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12M57.232S">
            <text:p>12:12:57.23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12M57.251S">
            <text:p>12:12:57.25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12M57.276S">
            <text:p>12:12:57.28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12M57.283S">
            <text:p>12:12:57.28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12M57.302S">
            <text:p>12:12:57.30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12M57.325S">
            <text:p>12:12:57.33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12M57.334S">
            <text:p>12:12:57.33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12M57.353S">
            <text:p>12:12:57.35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12M57.377S">
            <text:p>12:12:57.3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12M57.386S">
            <text:p>12:12:57.39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12M57.405S">
            <text:p>12:12:57.41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12M57.428S">
            <text:p>12:12:57.43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12M57.438S">
            <text:p>12:12:57.44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12M57.456S">
            <text:p>12:12:57.46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12M57.479S">
            <text:p>12:12:57.48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12M57.49S">
            <text:p>12:12:57.49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12M57.507S">
            <text:p>12:12:57.51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12M57.356S">
            <text:p>12:12:57.36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12M57.531S">
            <text:p>12:12:57.53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12M56.563S">
            <text:p>12:12:56.56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12M57.541S">
            <text:p>12:12:57.54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12M57.56S">
            <text:p>12:12:57.56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12M57.337S">
            <text:p>12:12:57.34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12M57.38S">
            <text:p>12:12:57.38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12M57.593S">
            <text:p>12:12:57.59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12M57.328S">
            <text:p>12:12:57.33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12M57.286S">
            <text:p>12:12:57.29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12M57.305S">
            <text:p>12:12:57.31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12M57.235S">
            <text:p>12:12:57.24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12M57.227S">
            <text:p>12:12:57.23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12M57.254S">
            <text:p>12:12:57.25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12M57.279S">
            <text:p>12:12:57.28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12M57.203S">
            <text:p>12:12:57.20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12M57.184S">
            <text:p>12:12:57.18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12M57.152S">
            <text:p>12:12:57.15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846">
            <text:p>84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12M57.134S">
            <text:p>12:12:57.13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12M57.177S">
            <text:p>12:12:57.18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879">
            <text:p>87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12M57.122S">
            <text:p>12:12:57.12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973">
            <text:p>97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12M57.101S">
            <text:p>12:12:57.10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12M57.082S">
            <text:p>12:12:57.08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091">
            <text:p>109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12M57.074S">
            <text:p>12:12:57.07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12M57.05S">
            <text:p>12:12:57.05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1197">
            <text:p>119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12M57.032S">
            <text:p>12:12:57.03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1288">
            <text:p>128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12M56.999S">
            <text:p>12:12:57.00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12M57.019S">
            <text:p>12:12:57.02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1331">
            <text:p>133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12M56.979S">
            <text:p>12:12:56.98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12M56.971S">
            <text:p>12:12:56.97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450">
            <text:p>145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12M56.949S">
            <text:p>12:12:56.95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509">
            <text:p>150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12M56.931S">
            <text:p>12:12:56.93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1565">
            <text:p>156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12M56.918S">
            <text:p>12:12:56.92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1610">
            <text:p>161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12M56.897S">
            <text:p>12:12:56.90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657">
            <text:p>165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12M56.864S">
            <text:p>12:12:56.86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750">
            <text:p>175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12M56.878S">
            <text:p>12:12:56.88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12M56.846S">
            <text:p>12:12:56.85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1810">
            <text:p>181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12M56.815S">
            <text:p>12:12:56.82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1907">
            <text:p>190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12M56.83S">
            <text:p>12:12:56.83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905">
            <text:p>1905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12M56.793S">
            <text:p>12:12:56.79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12M56.774S">
            <text:p>12:12:56.77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2034">
            <text:p>2034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12M56.762S">
            <text:p>12:12:56.76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2087">
            <text:p>208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12M56.74S">
            <text:p>12:12:56.74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2142">
            <text:p>2142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12M56.714S">
            <text:p>12:12:56.71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2229">
            <text:p>2229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12M56.726S">
            <text:p>12:12:56.73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2231">
            <text:p>223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12M56.689S">
            <text:p>12:12:56.69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2302">
            <text:p>2302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12M56.667S">
            <text:p>12:12:56.67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2359">
            <text:p>2359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12M56.659S">
            <text:p>12:12:56.66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2404">
            <text:p>2404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12M56.641S">
            <text:p>12:12:56.64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2457">
            <text:p>2457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12M56.617S">
            <text:p>12:12:56.62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2521">
            <text:p>2521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12M56.615S">
            <text:p>12:12:56.62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12M58.724S">
            <text:p>12:12:58.72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12M58.735S">
            <text:p>12:12:58.74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12M58.944S">
            <text:p>12:12:58.94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12M59.099S">
            <text:p>12:12:59.10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12M59.027S">
            <text:p>12:12:59.03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12M58.991S">
            <text:p>12:12:58.99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12M58.959S">
            <text:p>12:12:58.96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12M59.139S">
            <text:p>12:12:59.14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12M58.883S">
            <text:p>12:12:58.88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829">
            <text:p>82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12M58.849S">
            <text:p>12:12:58.85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12M58.808S">
            <text:p>12:12:58.81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12M59.064S">
            <text:p>12:12:59.06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12M58.773S">
            <text:p>12:12:58.77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12M58.657S">
            <text:p>12:12:58.66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12M58.627S">
            <text:p>12:12:58.6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12M58.615S">
            <text:p>12:12:58.62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1190">
            <text:p>119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12M58.555S">
            <text:p>12:12:58.56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12M58.528S">
            <text:p>12:12:58.53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1302">
            <text:p>130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12M58.496S">
            <text:p>12:12:58.50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1345">
            <text:p>134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12M58.458S">
            <text:p>12:12:58.46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12M58.423S">
            <text:p>12:12:58.42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12M58.389S">
            <text:p>12:12:58.39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12M58.351S">
            <text:p>12:12:58.35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12M58.327S">
            <text:p>12:12:58.33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573">
            <text:p>157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12M58.32S">
            <text:p>12:12:58.32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12M58.247S">
            <text:p>12:12:58.25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12M58.211S">
            <text:p>12:12:58.21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12M58.174S">
            <text:p>12:12:58.17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783">
            <text:p>178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12M58.135S">
            <text:p>12:12:58.14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1832">
            <text:p>1832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12M58.096S">
            <text:p>12:12:58.10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1884">
            <text:p>188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12M58.057S">
            <text:p>12:12:58.06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1935">
            <text:p>193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12M58.047S">
            <text:p>12:12:58.05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12M57.987S">
            <text:p>12:12:57.99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2184">
            <text:p>218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12M57.876S">
            <text:p>12:12:57.88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2304">
            <text:p>230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12M57.84S">
            <text:p>12:12:57.84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2351">
            <text:p>235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12M57.805S">
            <text:p>12:12:57.81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2398">
            <text:p>239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12M57.796S">
            <text:p>12:12:57.80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2419">
            <text:p>241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12M57.745S">
            <text:p>12:12:57.75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483">
            <text:p>248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12M57.684S">
            <text:p>12:12:57.68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12M57.673S">
            <text:p>12:12:57.67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2578">
            <text:p>2578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12M57.589S">
            <text:p>12:12:57.59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2675">
            <text:p>267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12M57.602S">
            <text:p>12:12:57.60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2707">
            <text:p>2707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12M56.589S">
            <text:p>12:12:56.59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3738">
            <text:p>3738</text:p>
          </table:table-cell>
          <table:table-cell office:value-type="string">
            <text:p>Success</text:p>
          </table:table-cell>
          <table:table-cell office:value-type="float" office:value="25673">
            <text:p>25673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12M57.597S">
            <text:p>12:12:57.60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2738">
            <text:p>273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12M57.578S">
            <text:p>12:12:57.58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2811">
            <text:p>281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12M57.998S">
            <text:p>12:12:58.00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12M57.549S">
            <text:p>12:12:57.55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2866">
            <text:p>286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12M57.548S">
            <text:p>12:12:57.55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2907">
            <text:p>2907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12M57.565S">
            <text:p>12:12:57.57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2903">
            <text:p>290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12M57.529S">
            <text:p>12:12:57.53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993">
            <text:p>299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12M57.51S">
            <text:p>12:12:57.51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3053">
            <text:p>3053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12M57.535S">
            <text:p>12:12:57.54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12M57.493S">
            <text:p>12:12:57.49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3121">
            <text:p>312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12M57.482S">
            <text:p>12:12:57.48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3171">
            <text:p>3171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12M57.459S">
            <text:p>12:12:57.46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12M57.442S">
            <text:p>12:12:57.44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3288">
            <text:p>3288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12M57.431S">
            <text:p>12:12:57.43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3339">
            <text:p>333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12M57.408S">
            <text:p>12:12:57.41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3406">
            <text:p>3406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13M00.469S">
            <text:p>12:13:00.47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13M00.228S">
            <text:p>12:13:00.23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775">
            <text:p>77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13M00.455S">
            <text:p>12:13:00.46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13M00.77S">
            <text:p>12:13:00.77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13M00.731S">
            <text:p>12:13:00.73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13M00.615S">
            <text:p>12:13:00.62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640">
            <text:p>640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13M00.654S">
            <text:p>12:13:00.65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13M00.695S">
            <text:p>12:13:00.70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584">
            <text:p>58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13M00.563S">
            <text:p>12:13:00.56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731">
            <text:p>731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13M00.522S">
            <text:p>12:13:00.52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13M00.416S">
            <text:p>12:13:00.42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13M00.403S">
            <text:p>12:13:00.40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13M00.39S">
            <text:p>12:13:00.39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958">
            <text:p>95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13M00.336S">
            <text:p>12:13:00.34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1084">
            <text:p>108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13M00.266S">
            <text:p>12:13:00.27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13M00.328S">
            <text:p>12:13:00.33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13M00.253S">
            <text:p>12:13:00.25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1169">
            <text:p>116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13M00.572S">
            <text:p>12:13:00.57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13M00.31S">
            <text:p>12:13:00.31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13M00.24S">
            <text:p>12:13:00.24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1215">
            <text:p>121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13M00.216S">
            <text:p>12:13:00.22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13M00.204S">
            <text:p>12:13:00.20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1294">
            <text:p>129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13M00.191S">
            <text:p>12:13:00.19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13M00.171S">
            <text:p>12:13:00.17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13M00.18S">
            <text:p>12:13:00.18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1355">
            <text:p>135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13M00.005S">
            <text:p>12:13:00.01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1567">
            <text:p>156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12M59.993S">
            <text:p>12:12:59.99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590">
            <text:p>159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12M59.98S">
            <text:p>12:12:59.98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12M59.969S">
            <text:p>12:12:59.97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1637">
            <text:p>16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12M59.957S">
            <text:p>12:12:59.96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12M59.946S">
            <text:p>12:12:59.95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1683">
            <text:p>168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12M59.932S">
            <text:p>12:12:59.93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1719">
            <text:p>171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12M59.655S">
            <text:p>12:12:59.66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2070">
            <text:p>2070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12M59.9S">
            <text:p>12:12:59.90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12M59.89S">
            <text:p>12:12:59.89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2097">
            <text:p>209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12M59.876S">
            <text:p>12:12:59.88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2123">
            <text:p>212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12M59.864S">
            <text:p>12:12:59.86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2149">
            <text:p>214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12M59.852S">
            <text:p>12:12:59.85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2172">
            <text:p>217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12M59.842S">
            <text:p>12:12:59.84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2197">
            <text:p>219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12M59.83S">
            <text:p>12:12:59.83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2218">
            <text:p>221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12M59.821S">
            <text:p>12:12:59.82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2239">
            <text:p>223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12M59.806S">
            <text:p>12:12:59.81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2266">
            <text:p>226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12M59.792S">
            <text:p>12:12:59.79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12M59.78S">
            <text:p>12:12:59.78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2315">
            <text:p>2315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12M59.767S">
            <text:p>12:12:59.77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2340">
            <text:p>234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12M59.755S">
            <text:p>12:12:59.76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2382">
            <text:p>2382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12M59.736S">
            <text:p>12:12:59.74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2414">
            <text:p>241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12M59.723S">
            <text:p>12:12:59.72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2440">
            <text:p>244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12M59.712S">
            <text:p>12:12:59.71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2491">
            <text:p>249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12M59.7S">
            <text:p>12:12:59.70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2511">
            <text:p>2511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12M59.689S">
            <text:p>12:12:59.69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2537">
            <text:p>253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12M59.68S">
            <text:p>12:12:59.68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12M59.667S">
            <text:p>12:12:59.67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2591">
            <text:p>2591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12M59.592S">
            <text:p>12:12:59.59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2676">
            <text:p>267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12M59.48S">
            <text:p>12:12:59.48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2803">
            <text:p>280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12M59.459S">
            <text:p>12:12:59.46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2836">
            <text:p>2836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12M59.178S">
            <text:p>12:12:59.18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129">
            <text:p>3129</text:p>
          </table:table-cell>
          <table:table-cell office:value-type="string">
            <text:p>Success</text:p>
          </table:table-cell>
          <table:table-cell office:value-type="float" office:value="25714">
            <text:p>25714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13M00.815S">
            <text:p>12:13:00.8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13M00.993S">
            <text:p>12:13:00.99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1340">
            <text:p>1340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12M57.39S">
            <text:p>12:12:57.39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4969">
            <text:p>4969</text:p>
          </table:table-cell>
          <table:table-cell office:value-type="string">
            <text:p>Success</text:p>
          </table:table-cell>
          <table:table-cell office:value-type="float" office:value="25672">
            <text:p>25672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12M59.912S">
            <text:p>12:12:59.91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2471">
            <text:p>2471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13M02.309S">
            <text:p>12:13:02.31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13M02.321S">
            <text:p>12:13:02.32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13M01.422S">
            <text:p>12:13:01.42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1363">
            <text:p>1363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13M01.421S">
            <text:p>12:13:01.42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1390">
            <text:p>1390</text:p>
          </table:table-cell>
          <table:table-cell office:value-type="string">
            <text:p>Success</text:p>
          </table:table-cell>
          <table:table-cell office:value-type="float" office:value="25920">
            <text:p>25920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13M01.42S">
            <text:p>12:13:01.42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1427">
            <text:p>142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13M01.321S">
            <text:p>12:13:01.32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13M01.295S">
            <text:p>12:13:01.30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1612">
            <text:p>161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13M01.268S">
            <text:p>12:13:01.27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13M01.256S">
            <text:p>12:13:01.26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802">
            <text:p>180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13M01.243S">
            <text:p>12:13:01.24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1828">
            <text:p>1828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13M01.231S">
            <text:p>12:13:01.23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1852">
            <text:p>185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13M01.279S">
            <text:p>12:13:01.28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13M02.36S">
            <text:p>12:13:02.3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864">
            <text:p>864</text:p>
          </table:table-cell>
          <table:table-cell office:value-type="string">
            <text:p>Success</text:p>
          </table:table-cell>
          <table:table-cell office:value-type="float" office:value="25713">
            <text:p>25713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13M03.225S">
            <text:p>12:13:03.23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5919">
            <text:p>25919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13M01.584S">
            <text:p>12:13:01.5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102">
            <text:p>2102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13M01.42S">
            <text:p>12:13:01.4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31">
            <text:p>2531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13M02.025S">
            <text:p>12:13:02.0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015">
            <text:p>2015</text:p>
          </table:table-cell>
          <table:table-cell office:value-type="string">
            <text:p>Success</text:p>
          </table:table-cell>
          <table:table-cell office:value-type="float" office:value="160179">
            <text:p>160179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13M02.013S">
            <text:p>12:13:02.0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160178">
            <text:p>160178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13M02.204S">
            <text:p>12:13:02.2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968">
            <text:p>1968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13M01.487S">
            <text:p>12:13:01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696">
            <text:p>2696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13M01.308S">
            <text:p>12:13:01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13M02.786S">
            <text:p>12:13:02.7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38">
            <text:p>1438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13M03.085S">
            <text:p>12:13:03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13M01.536S">
            <text:p>12:13:01.5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833">
            <text:p>2833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13M02.109S">
            <text:p>12:13:02.11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65">
            <text:p>2265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13M01.512S">
            <text:p>12:13:01.5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28">
            <text:p>3028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13M01.455S">
            <text:p>12:13:01.4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097">
            <text:p>3097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13M01.433S">
            <text:p>12:13:01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53">
            <text:p>3153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13M01.525S">
            <text:p>12:13:01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13M01.651S">
            <text:p>12:13:01.6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974">
            <text:p>2974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13M02.151S">
            <text:p>12:13:02.1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62">
            <text:p>2562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13M02.384S">
            <text:p>12:13:02.3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339">
            <text:p>2339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13M02.039S">
            <text:p>12:13:02.0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699">
            <text:p>2699</text:p>
          </table:table-cell>
          <table:table-cell office:value-type="string">
            <text:p>Success</text:p>
          </table:table-cell>
          <table:table-cell office:value-type="float" office:value="158913">
            <text:p>158913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13M01.606S">
            <text:p>12:13:01.6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142">
            <text:p>3142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13M02.847S">
            <text:p>12:13:02.8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24">
            <text:p>1924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13M03.071S">
            <text:p>12:13:03.0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14">
            <text:p>1714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13M03.058S">
            <text:p>12:13:03.0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13M01.114S">
            <text:p>12:13:01.1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714">
            <text:p>3714</text:p>
          </table:table-cell>
          <table:table-cell office:value-type="string">
            <text:p>Success</text:p>
          </table:table-cell>
          <table:table-cell office:value-type="float" office:value="160162">
            <text:p>160162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13M02.296S">
            <text:p>12:13:02.3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09">
            <text:p>2609</text:p>
          </table:table-cell>
          <table:table-cell office:value-type="string">
            <text:p>Success</text:p>
          </table:table-cell>
          <table:table-cell office:value-type="float" office:value="160213">
            <text:p>160213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13M01.499S">
            <text:p>12:13:01.5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418">
            <text:p>3418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13M02.164S">
            <text:p>12:13:02.1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60">
            <text:p>2760</text:p>
          </table:table-cell>
          <table:table-cell office:value-type="string">
            <text:p>Success</text:p>
          </table:table-cell>
          <table:table-cell office:value-type="float" office:value="160249">
            <text:p>160249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13M01.421S">
            <text:p>12:13:01.4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23">
            <text:p>3523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13M02.241S">
            <text:p>12:13:02.2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720">
            <text:p>2720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13M02.072S">
            <text:p>12:13:02.0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99">
            <text:p>2899</text:p>
          </table:table-cell>
          <table:table-cell office:value-type="string">
            <text:p>Success</text:p>
          </table:table-cell>
          <table:table-cell office:value-type="float" office:value="160215">
            <text:p>160215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13M02.212S">
            <text:p>12:13:02.2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13M01.573S">
            <text:p>12:13:01.5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67">
            <text:p>3467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13M01.987S">
            <text:p>12:13:01.9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13M02.138S">
            <text:p>12:13:02.1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26">
            <text:p>2926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13M02.269S">
            <text:p>12:13:02.2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803">
            <text:p>2803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13M02.283S">
            <text:p>12:13:02.2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810">
            <text:p>2810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13M01.004S">
            <text:p>12:13:01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160270">
            <text:p>160270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13M02.096S">
            <text:p>12:13:02.1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027">
            <text:p>3027</text:p>
          </table:table-cell>
          <table:table-cell office:value-type="string">
            <text:p>Success</text:p>
          </table:table-cell>
          <table:table-cell office:value-type="float" office:value="160179">
            <text:p>160179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13M01.617S">
            <text:p>12:13:01.6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572">
            <text:p>3572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13M01.594S">
            <text:p>12:13:01.5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13M02.084S">
            <text:p>12:13:02.0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107">
            <text:p>3107</text:p>
          </table:table-cell>
          <table:table-cell office:value-type="string">
            <text:p>Success</text:p>
          </table:table-cell>
          <table:table-cell office:value-type="float" office:value="160215">
            <text:p>160215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13M03.109S">
            <text:p>12:13:03.1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083">
            <text:p>2083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13M02.469S">
            <text:p>12:13:02.4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13M02.811S">
            <text:p>12:13:02.8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158899">
            <text:p>158899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13M02.908S">
            <text:p>12:13:02.9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291">
            <text:p>2291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13M01.629S">
            <text:p>12:13:01.6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572">
            <text:p>3572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13M02.06S">
            <text:p>12:13:02.0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43">
            <text:p>3143</text:p>
          </table:table-cell>
          <table:table-cell office:value-type="string">
            <text:p>Success</text:p>
          </table:table-cell>
          <table:table-cell office:value-type="float" office:value="160179">
            <text:p>160179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13M03.036S">
            <text:p>12:13:03.0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69">
            <text:p>2169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13M02.455S">
            <text:p>12:13:02.4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753">
            <text:p>2753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13M02.048S">
            <text:p>12:13:02.0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62">
            <text:p>3162</text:p>
          </table:table-cell>
          <table:table-cell office:value-type="string">
            <text:p>Success</text:p>
          </table:table-cell>
          <table:table-cell office:value-type="float" office:value="160179">
            <text:p>160179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13M02.227S">
            <text:p>12:13:02.2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160177">
            <text:p>160177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13M01.975S">
            <text:p>12:13:01.9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241">
            <text:p>3241</text:p>
          </table:table-cell>
          <table:table-cell office:value-type="string">
            <text:p>Success</text:p>
          </table:table-cell>
          <table:table-cell office:value-type="float" office:value="160213">
            <text:p>160213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13M02.895S">
            <text:p>12:13:02.9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22">
            <text:p>2322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13M02.258S">
            <text:p>12:13:02.2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67">
            <text:p>2967</text:p>
          </table:table-cell>
          <table:table-cell office:value-type="string">
            <text:p>Success</text:p>
          </table:table-cell>
          <table:table-cell office:value-type="float" office:value="160196">
            <text:p>160196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13M01.332S">
            <text:p>12:13:01.3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13M02.333S">
            <text:p>12:13:02.3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934">
            <text:p>2934</text:p>
          </table:table-cell>
          <table:table-cell office:value-type="string">
            <text:p>Success</text:p>
          </table:table-cell>
          <table:table-cell office:value-type="float" office:value="158947">
            <text:p>15894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13M01.999S">
            <text:p>12:13:02.0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273">
            <text:p>3273</text:p>
          </table:table-cell>
          <table:table-cell office:value-type="string">
            <text:p>Success</text:p>
          </table:table-cell>
          <table:table-cell office:value-type="float" office:value="160213">
            <text:p>160213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13M01.725S">
            <text:p>12:13:01.7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555">
            <text:p>3555</text:p>
          </table:table-cell>
          <table:table-cell office:value-type="string">
            <text:p>Success</text:p>
          </table:table-cell>
          <table:table-cell office:value-type="float" office:value="160160">
            <text:p>160160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13M01.348S">
            <text:p>12:13:01.3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158911">
            <text:p>15891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13M05.206S">
            <text:p>12:13:05.2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2H13M05.215S">
            <text:p>12:13:05.2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23">
            <text:p>10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2H13M05.193S">
            <text:p>12:13:05.1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64">
            <text:p>10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2H13M05.194S">
            <text:p>12:13:05.1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2H13M06.236S">
            <text:p>12:13:06.2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2H13M06.238S">
            <text:p>12:13:06.2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2H13M06.258S">
            <text:p>12:13:06.26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2H13M06.277S">
            <text:p>12:13:06.2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2H13M06.303S">
            <text:p>12:13:06.3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2H13M06.335S">
            <text:p>12:13:06.3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2H13M06.377S">
            <text:p>12:13:06.3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59">
            <text:p>159</text:p>
          </table:table-cell>
          <table:table-cell office:value-type="string">
            <text:p>Success</text:p>
          </table:table-cell>
          <table:table-cell office:value-type="float" office:value="119927">
            <text:p>119927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2H13M06.267S">
            <text:p>12:13:06.2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19925">
            <text:p>119925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2H13M06.336S">
            <text:p>12:13:06.3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119925">
            <text:p>119925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2H13M06.35S">
            <text:p>12:13:06.3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119925">
            <text:p>119925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2H13M06.564S">
            <text:p>12:13:06.56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2H13M06.61S">
            <text:p>12:13:06.6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2H13M03.952S">
            <text:p>12:13:03.9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72105">
            <text:p>72105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2H13M06.536S">
            <text:p>12:13:06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2H13M06.667S">
            <text:p>12:13:06.67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2H13M03.358S">
            <text:p>12:13:03.3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394">
            <text:p>3394</text:p>
          </table:table-cell>
          <table:table-cell office:value-type="string">
            <text:p>Success</text:p>
          </table:table-cell>
          <table:table-cell office:value-type="float" office:value="161828">
            <text:p>161828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2H13M06.714S">
            <text:p>12:13:06.7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2H13M06.726S">
            <text:p>12:13:06.7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2H13M06.76S">
            <text:p>12:13:06.7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2H13M06.842S">
            <text:p>12:13:06.8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2H13M06.645S">
            <text:p>12:13:06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52570">
            <text:p>52570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2H13M06.887S">
            <text:p>12:13:06.8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2H13M06.94S">
            <text:p>12:13:06.9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2H13M06.991S">
            <text:p>12:13:06.9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2H13M07.013S">
            <text:p>12:13:07.01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2H13M04.541S">
            <text:p>12:13:04.5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769">
            <text:p>2769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2H13M05.212S">
            <text:p>12:13:05.2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105">
            <text:p>2105</text:p>
          </table:table-cell>
          <table:table-cell office:value-type="string">
            <text:p>Success</text:p>
          </table:table-cell>
          <table:table-cell office:value-type="float" office:value="72127">
            <text:p>72127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2H13M07.311S">
            <text:p>12:13:07.3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2H13M06.594S">
            <text:p>12:13:06.5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99">
            <text:p>799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2H13M07.318S">
            <text:p>12:13:07.3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2H13M04.332S">
            <text:p>12:13:04.3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104">
            <text:p>3104</text:p>
          </table:table-cell>
          <table:table-cell office:value-type="string">
            <text:p>Success</text:p>
          </table:table-cell>
          <table:table-cell office:value-type="float" office:value="72142">
            <text:p>72142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2H13M07.394S">
            <text:p>12:13:07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2H13M07.438S">
            <text:p>12:13:07.4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2H13M05.265S">
            <text:p>12:13:05.2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72109">
            <text:p>72109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2H13M03.687S">
            <text:p>12:13:03.6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895">
            <text:p>3895</text:p>
          </table:table-cell>
          <table:table-cell office:value-type="string">
            <text:p>Success</text:p>
          </table:table-cell>
          <table:table-cell office:value-type="float" office:value="72160">
            <text:p>72160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2H13M07.408S">
            <text:p>12:13:07.41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2H13M07.373S">
            <text:p>12:13:07.3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2H13M04.041S">
            <text:p>12:13:04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712">
            <text:p>3712</text:p>
          </table:table-cell>
          <table:table-cell office:value-type="string">
            <text:p>Success</text:p>
          </table:table-cell>
          <table:table-cell office:value-type="float" office:value="72127">
            <text:p>72127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2H13M05.043S">
            <text:p>12:13:05.0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724">
            <text:p>2724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2H13M04.175S">
            <text:p>12:13:04.1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595">
            <text:p>3595</text:p>
          </table:table-cell>
          <table:table-cell office:value-type="string">
            <text:p>Success</text:p>
          </table:table-cell>
          <table:table-cell office:value-type="float" office:value="72142">
            <text:p>72142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2H13M04.774S">
            <text:p>12:13:04.7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006">
            <text:p>3006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2H13M05.052S">
            <text:p>12:13:05.0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28">
            <text:p>2728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2H13M07.112S">
            <text:p>12:13:07.1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119925">
            <text:p>119925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2H13M05.282S">
            <text:p>12:13:05.2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14">
            <text:p>2514</text:p>
          </table:table-cell>
          <table:table-cell office:value-type="string">
            <text:p>Success</text:p>
          </table:table-cell>
          <table:table-cell office:value-type="float" office:value="72170">
            <text:p>72170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2H13M05.198S">
            <text:p>12:13:05.2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2H13M04.716S">
            <text:p>12:13:04.7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090">
            <text:p>309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2H13M05.284S">
            <text:p>12:13:05.2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522">
            <text:p>2522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2H13M05.126S">
            <text:p>12:13:05.1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87">
            <text:p>2687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2H13M05.097S">
            <text:p>12:13:05.1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72127">
            <text:p>72127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2H13M07.768S">
            <text:p>12:13:07.77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2H13M07.443S">
            <text:p>12:13:07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21">
            <text:p>4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2H13M07.781S">
            <text:p>12:13:07.78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2H13M07.47S">
            <text:p>12:13:07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2H13M06.595S">
            <text:p>12:13:06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2H13M04.905S">
            <text:p>12:13:04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2H13M04.725S">
            <text:p>12:13:04.7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72127">
            <text:p>72127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2H13M04.75S">
            <text:p>12:13:04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230">
            <text:p>323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2H13M06.786S">
            <text:p>12:13:06.7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98">
            <text:p>1198</text:p>
          </table:table-cell>
          <table:table-cell office:value-type="string">
            <text:p>Success</text:p>
          </table:table-cell>
          <table:table-cell office:value-type="float" office:value="119928">
            <text:p>119928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2H13M05.274S">
            <text:p>12:13:05.2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2H13M07.956S">
            <text:p>12:13:07.9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2H13M07.944S">
            <text:p>12:13:07.9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2H13M04.185S">
            <text:p>12:13:04.1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810">
            <text:p>3810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2H13M04.787S">
            <text:p>12:13:04.7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216">
            <text:p>3216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2H13M05.094S">
            <text:p>12:13:05.0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924">
            <text:p>2924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2H13M07.806S">
            <text:p>12:13:07.81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2H13M07.807S">
            <text:p>12:13:07.81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2H13M07.784S">
            <text:p>12:13:07.7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2H13M05.074S">
            <text:p>12:13:05.0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023">
            <text:p>3023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2H13M07.584S">
            <text:p>12:13:07.58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2H13M05.195S">
            <text:p>12:13:05.2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904">
            <text:p>2904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2H13M07.78S">
            <text:p>12:13:07.7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2H13M07.043S">
            <text:p>12:13:07.0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119930">
            <text:p>119930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2H13M04.74S">
            <text:p>12:13:04.7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95">
            <text:p>3395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2H13M05.021S">
            <text:p>12:13:05.0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123">
            <text:p>3123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2H13M07.851S">
            <text:p>12:13:07.8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2H13M05.191S">
            <text:p>12:13:05.1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968">
            <text:p>2968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2H13M07.493S">
            <text:p>12:13:07.4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119941">
            <text:p>119941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2H13M08.004S">
            <text:p>12:13:08.00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2H13M05.226S">
            <text:p>12:13:05.2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944">
            <text:p>2944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2H13M07.824S">
            <text:p>12:13:07.8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2H13M08.159S">
            <text:p>12:13:08.1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2H13M04.961S">
            <text:p>12:13:04.9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318">
            <text:p>3318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2H13M05.27S">
            <text:p>12:13:05.2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20">
            <text:p>302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2H13M07.927S">
            <text:p>12:13:07.9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2H13M04.204S">
            <text:p>12:13:04.2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139">
            <text:p>4139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2H13M04.068S">
            <text:p>12:13:04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333">
            <text:p>4333</text:p>
          </table:table-cell>
          <table:table-cell office:value-type="string">
            <text:p>Success</text:p>
          </table:table-cell>
          <table:table-cell office:value-type="float" office:value="72160">
            <text:p>72160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2H13M07.995S">
            <text:p>12:13:08.0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2H13M08.032S">
            <text:p>12:13:08.0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2H13M07.971S">
            <text:p>12:13:07.9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74">
            <text:p>4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2H13M07.986S">
            <text:p>12:13:07.9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2H13M08.17S">
            <text:p>12:13:08.1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2H13M08.112S">
            <text:p>12:13:08.1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2H13M07.771S">
            <text:p>12:13:07.7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31">
            <text:p>731</text:p>
          </table:table-cell>
          <table:table-cell office:value-type="string">
            <text:p>Success</text:p>
          </table:table-cell>
          <table:table-cell office:value-type="float" office:value="119958">
            <text:p>119958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2H13M04.622S">
            <text:p>12:13:04.6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920">
            <text:p>392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2H13M04.974S">
            <text:p>12:13:04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78">
            <text:p>3578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2H13M04.371S">
            <text:p>12:13:04.3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190">
            <text:p>4190</text:p>
          </table:table-cell>
          <table:table-cell office:value-type="string">
            <text:p>Success</text:p>
          </table:table-cell>
          <table:table-cell office:value-type="float" office:value="72142">
            <text:p>72142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2H13M04.812S">
            <text:p>12:13:04.8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766">
            <text:p>3766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2H13M05.068S">
            <text:p>12:13:05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515">
            <text:p>3515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2H13M04.375S">
            <text:p>12:13:04.3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2H13M05.209S">
            <text:p>12:13:05.2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2H13M05.217S">
            <text:p>12:13:05.2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00">
            <text:p>3400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2H13M04.628S">
            <text:p>12:13:04.6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04">
            <text:p>4004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2H13M08.543S">
            <text:p>12:13:08.54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91">
            <text:p>6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2H13M04.946S">
            <text:p>12:13:04.9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296">
            <text:p>4296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2H13M04.226S">
            <text:p>12:13:04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019">
            <text:p>5019</text:p>
          </table:table-cell>
          <table:table-cell office:value-type="string">
            <text:p>Success</text:p>
          </table:table-cell>
          <table:table-cell office:value-type="float" office:value="72142">
            <text:p>72142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2H13M04.926S">
            <text:p>12:13:04.9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21">
            <text:p>4321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2H13M07.796S">
            <text:p>12:13:07.8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119961">
            <text:p>119961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2H13M05.205S">
            <text:p>12:13:05.2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060">
            <text:p>4060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2H13M04.831S">
            <text:p>12:13:04.8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53">
            <text:p>4453</text:p>
          </table:table-cell>
          <table:table-cell office:value-type="string">
            <text:p>Success</text:p>
          </table:table-cell>
          <table:table-cell office:value-type="float" office:value="72166">
            <text:p>7216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2H13M07.993S">
            <text:p>12:13:07.9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07">
            <text:p>13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2H13M08.145S">
            <text:p>12:13:08.1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2H13M07.798S">
            <text:p>12:13:07.8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504">
            <text:p>1504</text:p>
          </table:table-cell>
          <table:table-cell office:value-type="string">
            <text:p>Success</text:p>
          </table:table-cell>
          <table:table-cell office:value-type="float" office:value="119964">
            <text:p>119964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2H13M07.865S">
            <text:p>12:13:07.8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453">
            <text:p>14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2H13M07.985S">
            <text:p>12:13:07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46">
            <text:p>1346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2H13M05.203S">
            <text:p>12:13:05.2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137">
            <text:p>4137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2H13M09.262S">
            <text:p>12:13:09.2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2H13M05.19S">
            <text:p>12:13:05.1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178">
            <text:p>4178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2H13M04.589S">
            <text:p>12:13:04.5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07">
            <text:p>4807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2H13M05.219S">
            <text:p>12:13:05.2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181">
            <text:p>4181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2H13M04.553S">
            <text:p>12:13:04.5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850">
            <text:p>4850</text:p>
          </table:table-cell>
          <table:table-cell office:value-type="string">
            <text:p>Success</text:p>
          </table:table-cell>
          <table:table-cell office:value-type="float" office:value="72168">
            <text:p>72168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2H13M07.755S">
            <text:p>12:13:07.7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58">
            <text:p>1658</text:p>
          </table:table-cell>
          <table:table-cell office:value-type="string">
            <text:p>Success</text:p>
          </table:table-cell>
          <table:table-cell office:value-type="float" office:value="119983">
            <text:p>119983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2H13M05.2S">
            <text:p>12:13:05.2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216">
            <text:p>4216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2H13M07.99S">
            <text:p>12:13:07.9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30">
            <text:p>14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2H13M09.236S">
            <text:p>12:13:09.2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2H13M04.92S">
            <text:p>12:13:04.9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503">
            <text:p>4503</text:p>
          </table:table-cell>
          <table:table-cell office:value-type="string">
            <text:p>Success</text:p>
          </table:table-cell>
          <table:table-cell office:value-type="float" office:value="72164">
            <text:p>72164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2H13M08.161S">
            <text:p>12:13:08.16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70">
            <text:p>12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2H13M08.019S">
            <text:p>12:13:08.0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51">
            <text:p>14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2H13M08.098S">
            <text:p>12:13:08.1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81">
            <text:p>13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2H13M08.135S">
            <text:p>12:13:08.1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50">
            <text:p>13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2H13M08.133S">
            <text:p>12:13:08.1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65">
            <text:p>13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2H13M07.587S">
            <text:p>12:13:07.5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953">
            <text:p>1953</text:p>
          </table:table-cell>
          <table:table-cell office:value-type="string">
            <text:p>Success</text:p>
          </table:table-cell>
          <table:table-cell office:value-type="float" office:value="119994">
            <text:p>119994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2H13M09.3S">
            <text:p>12:13:09.3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2H13M08.446S">
            <text:p>12:13:08.4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06">
            <text:p>1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2H13M08.153S">
            <text:p>12:13:08.1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21">
            <text:p>1421</text:p>
          </table:table-cell>
          <table:table-cell office:value-type="string">
            <text:p>Success</text:p>
          </table:table-cell>
          <table:table-cell office:value-type="float" office:value="120015">
            <text:p>120015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2H13M09.481S">
            <text:p>12:13:09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2H13M09.431S">
            <text:p>12:13:09.4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2H13M09.319S">
            <text:p>12:13:09.3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39">
            <text:p>3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2H13M07.982S">
            <text:p>12:13:07.9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120000">
            <text:p>120000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2H13M09.332S">
            <text:p>12:13:09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96">
            <text:p>3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2H13M09.413S">
            <text:p>12:13:09.4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2H13M09.673S">
            <text:p>12:13:09.6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2H13M09.34S">
            <text:p>12:13:09.3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2H13M09.541S">
            <text:p>12:13:09.5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2H13M09.401S">
            <text:p>12:13:09.4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33">
            <text:p>4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2H13M09.283S">
            <text:p>12:13:09.2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2H13M08.1S">
            <text:p>12:13:08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59">
            <text:p>1759</text:p>
          </table:table-cell>
          <table:table-cell office:value-type="string">
            <text:p>Success</text:p>
          </table:table-cell>
          <table:table-cell office:value-type="float" office:value="119993">
            <text:p>119993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2H13M09.3S">
            <text:p>12:13:09.30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2H13M08.447S">
            <text:p>12:13:08.4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29">
            <text:p>14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2H13M09.248S">
            <text:p>12:13:09.2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2H13M09.37S">
            <text:p>12:13:09.3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1">
            <text:p>5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2H13M09.396S">
            <text:p>12:13:09.4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2H13M09.244S">
            <text:p>12:13:09.24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2H13M07.937S">
            <text:p>12:13:07.9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2H13M07.815S">
            <text:p>12:13:07.8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112">
            <text:p>2112</text:p>
          </table:table-cell>
          <table:table-cell office:value-type="string">
            <text:p>Success</text:p>
          </table:table-cell>
          <table:table-cell office:value-type="float" office:value="120006">
            <text:p>120006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2H13M06.755S">
            <text:p>12:13:06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256">
            <text:p>3256</text:p>
          </table:table-cell>
          <table:table-cell office:value-type="string">
            <text:p>Success</text:p>
          </table:table-cell>
          <table:table-cell office:value-type="float" office:value="72146">
            <text:p>72146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2H13M09.655S">
            <text:p>12:13:09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2H13M09.246S">
            <text:p>12:13:09.25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03">
            <text:p>8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2H13M07.604S">
            <text:p>12:13:07.6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454">
            <text:p>2454</text:p>
          </table:table-cell>
          <table:table-cell office:value-type="string">
            <text:p>Success</text:p>
          </table:table-cell>
          <table:table-cell office:value-type="float" office:value="120008">
            <text:p>120008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2H13M09.265S">
            <text:p>12:13:09.27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120023">
            <text:p>120023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2H13M08.436S">
            <text:p>12:13:08.4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2H13M08.594S">
            <text:p>12:13:08.5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10">
            <text:p>15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2H13M08.454S">
            <text:p>12:13:08.4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650">
            <text:p>16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2H13M08.584S">
            <text:p>12:13:08.5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534">
            <text:p>15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2H13M08.437S">
            <text:p>12:13:08.4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84">
            <text:p>16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2H13M10.087S">
            <text:p>12:13:10.0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2H13M08.579S">
            <text:p>12:13:08.5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2H13M08.552S">
            <text:p>12:13:08.55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608">
            <text:p>16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2H13M09.405S">
            <text:p>12:13:09.4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2H13M08.502S">
            <text:p>12:13:08.50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688">
            <text:p>16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2H13M08.563S">
            <text:p>12:13:08.5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95">
            <text:p>1695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2H13M09.897S">
            <text:p>12:13:09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13">
            <text:p>4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2H13M08.402S">
            <text:p>12:13:08.40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25">
            <text:p>19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2H13M08.27S">
            <text:p>12:13:08.2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2H13M08.292S">
            <text:p>12:13:08.2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60">
            <text:p>2060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2H13M09.421S">
            <text:p>12:13:09.42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120022">
            <text:p>120022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2H13M08.588S">
            <text:p>12:13:08.5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2H13M08.281S">
            <text:p>12:13:08.2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129">
            <text:p>2129</text:p>
          </table:table-cell>
          <table:table-cell office:value-type="string">
            <text:p>Success</text:p>
          </table:table-cell>
          <table:table-cell office:value-type="float" office:value="120022">
            <text:p>120022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2H13M08.482S">
            <text:p>12:13:08.4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933">
            <text:p>1933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2H13M08.167S">
            <text:p>12:13:08.1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2H13M08.032S">
            <text:p>12:13:08.0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15">
            <text:p>24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2H13M08.634S">
            <text:p>12:13:08.6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830">
            <text:p>1830</text:p>
          </table:table-cell>
          <table:table-cell office:value-type="string">
            <text:p>Success</text:p>
          </table:table-cell>
          <table:table-cell office:value-type="float" office:value="120022">
            <text:p>120022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2H13M08.32S">
            <text:p>12:13:08.3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120021">
            <text:p>120021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2H13M09.607S">
            <text:p>12:13:09.6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82">
            <text:p>882</text:p>
          </table:table-cell>
          <table:table-cell office:value-type="string">
            <text:p>Success</text:p>
          </table:table-cell>
          <table:table-cell office:value-type="float" office:value="120025">
            <text:p>120025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2H13M08.187S">
            <text:p>12:13:08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17">
            <text:p>23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2H13M08.344S">
            <text:p>12:13:08.3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120023">
            <text:p>120023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2H13M10.403S">
            <text:p>12:13:10.40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2H13M10.466S">
            <text:p>12:13:10.4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2H13M10.352S">
            <text:p>12:13:10.35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2H13M10.328S">
            <text:p>12:13:10.3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2H13M08.099S">
            <text:p>12:13:08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99">
            <text:p>24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2H13M10.506S">
            <text:p>12:13:10.51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2H13M10.258S">
            <text:p>12:13:10.2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57">
            <text:p>3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2H13M10.412S">
            <text:p>12:13:10.4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2H13M08.076S">
            <text:p>12:13:08.08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572">
            <text:p>25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2H13M10.416S">
            <text:p>12:13:10.4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2H13M08.616S">
            <text:p>12:13:08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120025">
            <text:p>120025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2H13M09.422S">
            <text:p>12:13:09.4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64">
            <text:p>1264</text:p>
          </table:table-cell>
          <table:table-cell office:value-type="string">
            <text:p>Success</text:p>
          </table:table-cell>
          <table:table-cell office:value-type="float" office:value="120029">
            <text:p>120029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2H13M10.104S">
            <text:p>12:13:10.1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2H13M10.141S">
            <text:p>12:13:10.1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2H13M10.123S">
            <text:p>12:13:10.1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120030">
            <text:p>120030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2H13M09.418S">
            <text:p>12:13:09.4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120027">
            <text:p>120027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2H13M10.468S">
            <text:p>12:13:10.4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2H13M10.394S">
            <text:p>12:13:10.3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2H13M10.161S">
            <text:p>12:13:10.1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2H13M10.671S">
            <text:p>12:13:10.67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2H13M09.42S">
            <text:p>12:13:09.4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14">
            <text:p>1414</text:p>
          </table:table-cell>
          <table:table-cell office:value-type="string">
            <text:p>Success</text:p>
          </table:table-cell>
          <table:table-cell office:value-type="float" office:value="120034">
            <text:p>120034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2H13M10.659S">
            <text:p>12:13:10.6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2H13M10.622S">
            <text:p>12:13:10.6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1">
            <text:p>2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2H13M10.161S">
            <text:p>12:13:10.1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2H13M10.05S">
            <text:p>12:13:10.0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93">
            <text:p>8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2H13M10.191S">
            <text:p>12:13:10.1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54">
            <text:p>7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2H13M10.731S">
            <text:p>12:13:10.7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2H13M10.162S">
            <text:p>12:13:10.16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2H13M10.448S">
            <text:p>12:13:10.4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120042">
            <text:p>120042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2H13M10.712S">
            <text:p>12:13:10.7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2H13M09.877S">
            <text:p>12:13:09.8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34">
            <text:p>1134</text:p>
          </table:table-cell>
          <table:table-cell office:value-type="string">
            <text:p>Success</text:p>
          </table:table-cell>
          <table:table-cell office:value-type="float" office:value="120037">
            <text:p>120037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2H13M09.553S">
            <text:p>12:13:09.5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472">
            <text:p>1472</text:p>
          </table:table-cell>
          <table:table-cell office:value-type="string">
            <text:p>Success</text:p>
          </table:table-cell>
          <table:table-cell office:value-type="float" office:value="120033">
            <text:p>120033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2H13M10.429S">
            <text:p>12:13:10.4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2H13M10.105S">
            <text:p>12:13:10.1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120035">
            <text:p>120035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2H13M10.12S">
            <text:p>12:13:10.1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44">
            <text:p>9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2H13M09.835S">
            <text:p>12:13:09.8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53">
            <text:p>12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2H13M09.912S">
            <text:p>12:13:09.9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2H13M10.81S">
            <text:p>12:13:10.8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2H13M10.011S">
            <text:p>12:13:10.0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2H13M10.906S">
            <text:p>12:13:10.9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18336">
            <text:p>18336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2H13M10.34S">
            <text:p>12:13:10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120040">
            <text:p>120040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2H13M10.974S">
            <text:p>12:13:10.9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2H13M10.553S">
            <text:p>12:13:10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53">
            <text:p>653</text:p>
          </table:table-cell>
          <table:table-cell office:value-type="string">
            <text:p>Success</text:p>
          </table:table-cell>
          <table:table-cell office:value-type="float" office:value="120045">
            <text:p>120045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2H13M10.311S">
            <text:p>12:13:10.3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2H13M11.013S">
            <text:p>12:13:11.0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2H13M11.044S">
            <text:p>12:13:11.0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2H13M09.891S">
            <text:p>12:13:09.8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55">
            <text:p>13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2H13M10.049S">
            <text:p>12:13:10.0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15">
            <text:p>1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2H13M11.229S">
            <text:p>12:13:11.2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2H13M10.506S">
            <text:p>12:13:10.5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2H13M10.096S">
            <text:p>12:13:10.1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87">
            <text:p>1187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2H13M10.059S">
            <text:p>12:13:10.0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2H13M09.927S">
            <text:p>12:13:09.9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2H13M11.155S">
            <text:p>12:13:11.1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2H13M09.918S">
            <text:p>12:13:09.9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2H13M10.945S">
            <text:p>12:13:10.9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20">
            <text:p>420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2H13M09.875S">
            <text:p>12:13:09.8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2H13M09.783S">
            <text:p>12:13:09.7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2H13M09.878S">
            <text:p>12:13:09.8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28">
            <text:p>15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2H13M11.064S">
            <text:p>12:13:11.0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2H13M10.944S">
            <text:p>12:13:10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2H13M10.691S">
            <text:p>12:13:10.6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2H13M09.822S">
            <text:p>12:13:09.8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2H13M09.842S">
            <text:p>12:13:09.8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28">
            <text:p>17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2H13M11.373S">
            <text:p>12:13:11.3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8336">
            <text:p>18336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2H13M09.79S">
            <text:p>12:13:09.7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829">
            <text:p>18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2H13M10.598S">
            <text:p>12:13:10.6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31">
            <text:p>1031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2H13M09.828S">
            <text:p>12:13:09.8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2H13M09.861S">
            <text:p>12:13:09.86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2H13M09.727S">
            <text:p>12:13:09.7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28">
            <text:p>19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2H13M10.78S">
            <text:p>12:13:10.7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2H13M11.247S">
            <text:p>12:13:11.2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2H13M10.939S">
            <text:p>12:13:10.9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120045">
            <text:p>120045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2H13M09.499S">
            <text:p>12:13:09.5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2H13M09.469S">
            <text:p>12:13:09.4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2H13M11.587S">
            <text:p>12:13:11.5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2H13M09.659S">
            <text:p>12:13:09.6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069">
            <text:p>20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2H13M11.374S">
            <text:p>12:13:11.3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12">
            <text:p>412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2H13M09.551S">
            <text:p>12:13:09.5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245">
            <text:p>22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2H13M11.088S">
            <text:p>12:13:11.0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29">
            <text:p>729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2H13M11.787S">
            <text:p>12:13:11.7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2H13M11.113S">
            <text:p>12:13:11.11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2H13M11.715S">
            <text:p>12:13:11.72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2H13M09.3S">
            <text:p>12:13:09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40">
            <text:p>25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2H13M11.337S">
            <text:p>12:13:11.3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44">
            <text:p>5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2H13M09.347S">
            <text:p>12:13:09.3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553">
            <text:p>25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2H13M11.408S">
            <text:p>12:13:11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2H13M11.351S">
            <text:p>12:13:11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79">
            <text:p>5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2H13M11.205S">
            <text:p>12:13:11.2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2H13M11.366S">
            <text:p>12:13:11.3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2H13M11.618S">
            <text:p>12:13:11.6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327">
            <text:p>327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2H13M09.485S">
            <text:p>12:13:09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472">
            <text:p>24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2H13M11.361S">
            <text:p>12:13:11.3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2H13M11.656S">
            <text:p>12:13:11.6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2H13M11.265S">
            <text:p>12:13:11.27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26">
            <text:p>7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2H13M11.842S">
            <text:p>12:13:11.8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2H13M11.512S">
            <text:p>12:13:11.5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2H13M11.642S">
            <text:p>12:13:11.6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2H13M11.631S">
            <text:p>12:13:11.6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2H13M11.494S">
            <text:p>12:13:11.4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2H13M11.663S">
            <text:p>12:13:11.6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2H13M11.685S">
            <text:p>12:13:11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59">
            <text:p>459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2H13M11.54S">
            <text:p>12:13:11.5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2H13M12.016S">
            <text:p>12:13:12.0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2H13M11.283S">
            <text:p>12:13:11.2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2H13M09.576S">
            <text:p>12:13:09.5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600">
            <text:p>2600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2H13M11.571S">
            <text:p>12:13:11.5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17">
            <text:p>617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2H13M11.282S">
            <text:p>12:13:11.2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2H13M11.298S">
            <text:p>12:13:11.3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2H13M10.982S">
            <text:p>12:13:10.9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44">
            <text:p>12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2H13M11.678S">
            <text:p>12:13:11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2H13M11.882S">
            <text:p>12:13:11.8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2H13M11.165S">
            <text:p>12:13:11.1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03">
            <text:p>1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2H13M11.902S">
            <text:p>12:13:11.9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8336">
            <text:p>18336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2H13M11.239S">
            <text:p>12:13:11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2H13M11.282S">
            <text:p>12:13:11.2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2H13M11.543S">
            <text:p>12:13:11.5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13">
            <text:p>81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2H13M11.004S">
            <text:p>12:13:11.0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2H13M11.178S">
            <text:p>12:13:11.1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36">
            <text:p>12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2H13M11.207S">
            <text:p>12:13:11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22">
            <text:p>1222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2H13M10.892S">
            <text:p>12:13:10.8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543">
            <text:p>15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2H13M11.217S">
            <text:p>12:13:11.22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2H13M10.749S">
            <text:p>12:13:10.7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2H13M12.152S">
            <text:p>12:13:12.1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2H13M10.65S">
            <text:p>12:13:10.65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26">
            <text:p>18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2H13M10.736S">
            <text:p>12:13:10.7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747">
            <text:p>17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2H13M10.689S">
            <text:p>12:13:10.69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14">
            <text:p>18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2H13M12.227S">
            <text:p>12:13:12.2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2H13M10.616S">
            <text:p>12:13:10.6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16">
            <text:p>19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2H13M11.842S">
            <text:p>12:13:11.8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2H13M10.741S">
            <text:p>12:13:10.7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13">
            <text:p>18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2H13M11.697S">
            <text:p>12:13:11.7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2H13M11.729S">
            <text:p>12:13:11.73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874">
            <text:p>87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2H13M10.532S">
            <text:p>12:13:10.5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109">
            <text:p>2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2H13M10.531S">
            <text:p>12:13:10.53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116">
            <text:p>2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2H13M10.551S">
            <text:p>12:13:10.5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102">
            <text:p>2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2H13M10.609S">
            <text:p>12:13:10.6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047">
            <text:p>20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2H13M11.026S">
            <text:p>12:13:11.0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2H13M10.998S">
            <text:p>12:13:11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2H13M11.957S">
            <text:p>12:13:11.9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2H13M10.835S">
            <text:p>12:13:10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45">
            <text:p>1845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2H13M12.681S">
            <text:p>12:13:12.6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2H13M12.669S">
            <text:p>12:13:12.6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2H13M12.555S">
            <text:p>12:13:12.5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2H13M11.842S">
            <text:p>12:13:11.8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49">
            <text:p>94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2H13M11.991S">
            <text:p>12:13:11.9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01">
            <text:p>801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2H13M11.061S">
            <text:p>12:13:11.0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50">
            <text:p>1750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2H13M12.503S">
            <text:p>12:13:12.5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2H13M11.201S">
            <text:p>12:13:11.2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24">
            <text:p>1624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2H13M12.667S">
            <text:p>12:13:12.6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2H13M12.605S">
            <text:p>12:13:12.6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2H13M12.443S">
            <text:p>12:13:12.4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2H13M12.483S">
            <text:p>12:13:12.4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2H13M12.435S">
            <text:p>12:13:12.4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2H13M12.412S">
            <text:p>12:13:12.41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2H13M12.269S">
            <text:p>12:13:12.2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120022">
            <text:p>120022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2H13M12.544S">
            <text:p>12:13:12.5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2H13M12.221S">
            <text:p>12:13:12.2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2H13M12.514S">
            <text:p>12:13:12.5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2H13M12.416S">
            <text:p>12:13:12.4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2H13M12.43S">
            <text:p>12:13:12.4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46">
            <text:p>5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2H13M12.354S">
            <text:p>12:13:12.3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2H13M12.309S">
            <text:p>12:13:12.3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02">
            <text:p>7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2H13M12.033S">
            <text:p>12:13:12.0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09">
            <text:p>10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2H13M12.23S">
            <text:p>12:13:12.2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2H13M12.437S">
            <text:p>12:13:12.4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2H13M12.206S">
            <text:p>12:13:12.21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92">
            <text:p>8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2H13M12.268S">
            <text:p>12:13:12.2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2H13M12.275S">
            <text:p>12:13:12.2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35">
            <text:p>8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2H13M12.175S">
            <text:p>12:13:12.1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965">
            <text:p>9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2H13M12.176S">
            <text:p>12:13:12.1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2H13M13.042S">
            <text:p>12:13:13.04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2H13M11.977S">
            <text:p>12:13:11.98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243">
            <text:p>12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2H13M12.145S">
            <text:p>12:13:12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2H13M11.939S">
            <text:p>12:13:11.9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82">
            <text:p>12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2H13M12.148S">
            <text:p>12:13:12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2H13M11.938S">
            <text:p>12:13:11.9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2H13M11.947S">
            <text:p>12:13:11.9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2H13M13.221S">
            <text:p>12:13:13.2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2H13M12.104S">
            <text:p>12:13:12.1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05">
            <text:p>12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2H13M12.097S">
            <text:p>12:13:12.1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38">
            <text:p>12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2H13M11.96S">
            <text:p>12:13:11.9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80">
            <text:p>13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2H13M12.022S">
            <text:p>12:13:12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24">
            <text:p>13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2H13M11.93S">
            <text:p>12:13:11.9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420">
            <text:p>14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2H13M12.111S">
            <text:p>12:13:12.1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241">
            <text:p>1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2H13M11.797S">
            <text:p>12:13:11.8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2H13M11.829S">
            <text:p>12:13:11.83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46">
            <text:p>15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2H13M11.656S">
            <text:p>12:13:11.6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68">
            <text:p>17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2H13M13.278S">
            <text:p>12:13:13.28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2H13M11.694S">
            <text:p>12:13:11.6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2H13M13.31S">
            <text:p>12:13:13.3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2H13M13.29S">
            <text:p>12:13:13.2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2H13M13.221S">
            <text:p>12:13:13.2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2H13M13.107S">
            <text:p>12:13:13.11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2H13M13.264S">
            <text:p>12:13:13.2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2H13M13.222S">
            <text:p>12:13:13.2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1">
            <text:p>3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2H13M13.14S">
            <text:p>12:13:13.1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84">
            <text:p>3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2H13M13.143S">
            <text:p>12:13:13.1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2H13M13.353S">
            <text:p>12:13:13.3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2H13M13.099S">
            <text:p>12:13:13.1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2H13M13.155S">
            <text:p>12:13:13.1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2H13M13.111S">
            <text:p>12:13:13.11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03">
            <text:p>5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2H13M13.086S">
            <text:p>12:13:13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2H13M13.012S">
            <text:p>12:13:13.0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2H13M12.994S">
            <text:p>12:13:12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66">
            <text:p>6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2H13M13.512S">
            <text:p>12:13:13.5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2H13M12.965S">
            <text:p>12:13:12.9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16">
            <text:p>7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2H13M12.977S">
            <text:p>12:13:12.9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11">
            <text:p>7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2H13M13.096S">
            <text:p>12:13:13.1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92">
            <text:p>5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2H13M13.579S">
            <text:p>12:13:13.5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2H13M12.931S">
            <text:p>12:13:12.93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2H13M13.643S">
            <text:p>12:13:13.6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2H13M12.959S">
            <text:p>12:13:12.9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2H13M12.878S">
            <text:p>12:13:12.8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16">
            <text:p>9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2H13M13.632S">
            <text:p>12:13:13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2H13M13.689S">
            <text:p>12:13:13.6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2H13M12.861S">
            <text:p>12:13:12.8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2H13M12.753S">
            <text:p>12:13:12.7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2H13M12.834S">
            <text:p>12:13:12.8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2H13M12.842S">
            <text:p>12:13:12.84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33">
            <text:p>10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2H13M12.792S">
            <text:p>12:13:12.7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108">
            <text:p>1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2H13M12.767S">
            <text:p>12:13:12.7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2H13M12.757S">
            <text:p>12:13:12.7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2H13M12.811S">
            <text:p>12:13:12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2H13M12.827S">
            <text:p>12:13:12.8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2H13M13.868S">
            <text:p>12:13:13.8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2H13M12.465S">
            <text:p>12:13:12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2H13M13.425S">
            <text:p>12:13:13.4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2H13M13.9S">
            <text:p>12:13:13.90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2H13M13.918S">
            <text:p>12:13:13.92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2H13M12.654S">
            <text:p>12:13:12.6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2H13M11.825S">
            <text:p>12:13:11.8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343">
            <text:p>2343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2H13M12.656S">
            <text:p>12:13:12.66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527">
            <text:p>1527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2H13M12.814S">
            <text:p>12:13:12.8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2H13M13.876S">
            <text:p>12:13:13.8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14">
            <text:p>3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2H13M13.819S">
            <text:p>12:13:13.8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2H13M13.83S">
            <text:p>12:13:13.8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2H13M12.646S">
            <text:p>12:13:12.6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2H13M12.533S">
            <text:p>12:13:12.5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93">
            <text:p>1693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2H13M12.647S">
            <text:p>12:13:12.6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587">
            <text:p>1587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2H13M13.794S">
            <text:p>12:13:13.7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56">
            <text:p>4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2H13M13.755S">
            <text:p>12:13:13.76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2H13M13.848S">
            <text:p>12:13:13.8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2H13M13.755S">
            <text:p>12:13:13.7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2H13M13.803S">
            <text:p>12:13:13.8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85">
            <text:p>4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2H13M14.183S">
            <text:p>12:13:14.1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2H13M12.559S">
            <text:p>12:13:12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30">
            <text:p>1730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2H13M13.748S">
            <text:p>12:13:13.7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2H13M14.171S">
            <text:p>12:13:14.17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2H13M14.216S">
            <text:p>12:13:14.22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2H13M12.189S">
            <text:p>12:13:12.1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67">
            <text:p>2167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2H13M12.358S">
            <text:p>12:13:12.3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2H13M11.923S">
            <text:p>12:13:11.9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47">
            <text:p>2447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2H13M12.875S">
            <text:p>12:13:12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18334">
            <text:p>18334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2H13M10.489S">
            <text:p>12:13:10.4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2H13M12.922S">
            <text:p>12:13:12.9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73">
            <text:p>1573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2H13M13.689S">
            <text:p>12:13:13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2H13M13.69S">
            <text:p>12:13:13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2H13M13.553S">
            <text:p>12:13:13.5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10">
            <text:p>10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2H13M13.661S">
            <text:p>12:13:13.6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2H13M13.583S">
            <text:p>12:13:13.5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2H13M14.495S">
            <text:p>12:13:14.5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2H13M13.48S">
            <text:p>12:13:13.4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2H13M13.347S">
            <text:p>12:13:13.3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2H13M13.525S">
            <text:p>12:13:13.53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2H13M13.479S">
            <text:p>12:13:13.4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74">
            <text:p>1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2H13M13.523S">
            <text:p>12:13:13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40">
            <text:p>11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2H13M13.462S">
            <text:p>12:13:13.46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312">
            <text:p>13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2H13M13.674S">
            <text:p>12:13:13.6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2H13M13.375S">
            <text:p>12:13:13.3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2H13M13.351S">
            <text:p>12:13:13.3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68">
            <text:p>1468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2H13M13.459S">
            <text:p>12:13:13.4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2H13M13.336S">
            <text:p>12:13:13.3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512">
            <text:p>15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2H13M13.34S">
            <text:p>12:13:13.3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2H13M14.643S">
            <text:p>12:13:14.6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2H13M14.563S">
            <text:p>12:13:14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75">
            <text:p>3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2H13M14.653S">
            <text:p>12:13:14.6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02">
            <text:p>30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2H13M14.486S">
            <text:p>12:13:14.4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92">
            <text:p>4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2H13M14.367S">
            <text:p>12:13:14.3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18">
            <text:p>6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2H13M13.5S">
            <text:p>12:13:13.5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2H13M14.506S">
            <text:p>12:13:14.5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2H13M14.357S">
            <text:p>12:13:14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2H13M13.615S">
            <text:p>12:13:13.6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87">
            <text:p>1387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2H13M13.222S">
            <text:p>12:13:13.2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2H13M12.921S">
            <text:p>12:13:12.9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12">
            <text:p>2112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2H13M14.46S">
            <text:p>12:13:14.4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74">
            <text:p>5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2H13M13.596S">
            <text:p>12:13:13.6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2H13M14.371S">
            <text:p>12:13:14.3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2H13M14.206S">
            <text:p>12:13:14.2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99">
            <text:p>8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2H13M12.972S">
            <text:p>12:13:12.9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2H13M13.367S">
            <text:p>12:13:13.3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2H13M14.341S">
            <text:p>12:13:14.34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2H13M13.681S">
            <text:p>12:13:13.6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448">
            <text:p>1448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2H13M14.273S">
            <text:p>12:13:14.2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2H13M14.288S">
            <text:p>12:13:14.2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61">
            <text:p>861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2H13M13.454S">
            <text:p>12:13:13.4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2H13M14.342S">
            <text:p>12:13:14.34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43">
            <text:p>8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2H13M15.119S">
            <text:p>12:13:15.1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2H13M14.29S">
            <text:p>12:13:14.29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2H13M14.878S">
            <text:p>12:13:14.8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2H13M14.251S">
            <text:p>12:13:14.2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75">
            <text:p>97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2H13M14.289S">
            <text:p>12:13:14.2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939">
            <text:p>9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2H13M14.287S">
            <text:p>12:13:14.29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45">
            <text:p>9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2H13M14.195S">
            <text:p>12:13:14.2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2H13M14.19S">
            <text:p>12:13:14.1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2H13M14.29S">
            <text:p>12:13:14.2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2H13M14.227S">
            <text:p>12:13:14.2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2H13M14.235S">
            <text:p>12:13:14.2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71">
            <text:p>10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2H13M14.159S">
            <text:p>12:13:14.1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2H13M14.184S">
            <text:p>12:13:14.1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136">
            <text:p>1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2H13M14.13S">
            <text:p>12:13:14.1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03">
            <text:p>12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2H13M14.114S">
            <text:p>12:13:14.1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232">
            <text:p>12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2H13M14.031S">
            <text:p>12:13:14.0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2H13M13.973S">
            <text:p>12:13:13.9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409">
            <text:p>14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2H13M13.936S">
            <text:p>12:13:13.9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2H13M13.94S">
            <text:p>12:13:13.9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13">
            <text:p>15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2H13M13.939S">
            <text:p>12:13:13.9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551">
            <text:p>15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2H13M13.922S">
            <text:p>12:13:13.9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69">
            <text:p>15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2H13M15.382S">
            <text:p>12:13:15.3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2H13M15.322S">
            <text:p>12:13:15.3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2H13M15.299S">
            <text:p>12:13:15.30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1">
            <text:p>2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2H13M15.31S">
            <text:p>12:13:15.3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2H13M15.233S">
            <text:p>12:13:15.2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15">
            <text:p>3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2H13M15.279S">
            <text:p>12:13:15.2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2H13M15.307S">
            <text:p>12:13:15.3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2H13M15.373S">
            <text:p>12:13:15.37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2H13M15.186S">
            <text:p>12:13:15.19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2H13M15.265S">
            <text:p>12:13:15.2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30">
            <text:p>3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2H13M15.123S">
            <text:p>12:13:15.1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2H13M15.227S">
            <text:p>12:13:15.2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2H13M15.202S">
            <text:p>12:13:15.2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2H13M15.04S">
            <text:p>12:13:15.0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2H13M14.988S">
            <text:p>12:13:14.9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00">
            <text:p>70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2H13M15.034S">
            <text:p>12:13:15.03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9">
            <text:p>6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2H13M15.165S">
            <text:p>12:13:15.1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2H13M14.989S">
            <text:p>12:13:14.9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2H13M14.986S">
            <text:p>12:13:14.9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21">
            <text:p>8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2H13M14.979S">
            <text:p>12:13:14.9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32">
            <text:p>8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2H13M15.151S">
            <text:p>12:13:15.1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2H13M15.122S">
            <text:p>12:13:15.1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2H13M15.132S">
            <text:p>12:13:15.1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2H13M15.655S">
            <text:p>12:13:15.6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2H13M14.849S">
            <text:p>12:13:14.8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2H13M15.036S">
            <text:p>12:13:15.0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56">
            <text:p>8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2H13M15.004S">
            <text:p>12:13:15.0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2H13M15.034S">
            <text:p>12:13:15.0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69">
            <text:p>8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2H13M14.939S">
            <text:p>12:13:14.9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2H13M14.988S">
            <text:p>12:13:14.99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2H13M15.012S">
            <text:p>12:13:15.0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932">
            <text:p>9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2H13M14.865S">
            <text:p>12:13:14.87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97">
            <text:p>10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2H13M14.647S">
            <text:p>12:13:14.6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329">
            <text:p>13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2H13M14.547S">
            <text:p>12:13:14.5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57">
            <text:p>14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2H13M14.849S">
            <text:p>12:13:14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70">
            <text:p>11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2H13M14.663S">
            <text:p>12:13:14.6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82">
            <text:p>13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2H13M14.819S">
            <text:p>12:13:14.8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2H13M14.571S">
            <text:p>12:13:14.5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77">
            <text:p>14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2H13M14.632S">
            <text:p>12:13:14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23">
            <text:p>14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2H13M14.775S">
            <text:p>12:13:14.7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61">
            <text:p>18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2H13M14.645S">
            <text:p>12:13:14.6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92">
            <text:p>19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2H13M14.816S">
            <text:p>12:13:14.82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827">
            <text:p>18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2H13M14.813S">
            <text:p>12:13:14.8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60">
            <text:p>18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2H13M16.644S">
            <text:p>12:13:16.6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2H13M16.018S">
            <text:p>12:13:16.0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2H13M16.055S">
            <text:p>12:13:16.0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90">
            <text:p>6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2H13M16.638S">
            <text:p>12:13:16.6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2H13M16.048S">
            <text:p>12:13:16.0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2H13M15.964S">
            <text:p>12:13:15.9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2H13M15.946S">
            <text:p>12:13:15.95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848">
            <text:p>8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2H13M15.808S">
            <text:p>12:13:15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07">
            <text:p>10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2H13M15.903S">
            <text:p>12:13:15.90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21">
            <text:p>9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2H13M15.894S">
            <text:p>12:13:15.89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970">
            <text:p>9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2H13M15.811S">
            <text:p>12:13:15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2H13M15.893S">
            <text:p>12:13:15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2H13M15.833S">
            <text:p>12:13:15.83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2H13M15.871S">
            <text:p>12:13:15.87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2H13M15.936S">
            <text:p>12:13:15.94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2">
            <text:p>10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2H13M15.832S">
            <text:p>12:13:15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2H13M15.827S">
            <text:p>12:13:15.8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31">
            <text:p>11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2H13M15.769S">
            <text:p>12:13:15.77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2H13M15.647S">
            <text:p>12:13:15.65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69">
            <text:p>13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2H13M15.632S">
            <text:p>12:13:15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99">
            <text:p>13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2H13M15.574S">
            <text:p>12:13:15.5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479">
            <text:p>14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2H13M15.785S">
            <text:p>12:13:15.7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76">
            <text:p>12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2H13M16.939S">
            <text:p>12:13:16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2H13M15.492S">
            <text:p>12:13:15.4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643">
            <text:p>16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2H13M15.49S">
            <text:p>12:13:15.4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666">
            <text:p>16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2H13M17.017S">
            <text:p>12:13:17.0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2H13M15.453S">
            <text:p>12:13:15.4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14">
            <text:p>17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2H13M15.441S">
            <text:p>12:13:15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2H13M15.65S">
            <text:p>12:13:15.6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2H13M15.555S">
            <text:p>12:13:15.5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08">
            <text:p>17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2H13M16.885S">
            <text:p>12:13:16.8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7">
            <text:p>3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2H13M16.981S">
            <text:p>12:13:16.9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2H13M17.032S">
            <text:p>12:13:17.0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2H13M16.953S">
            <text:p>12:13:16.9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2H13M16.959S">
            <text:p>12:13:16.9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2H13M16.898S">
            <text:p>12:13:16.90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2H13M17.063S">
            <text:p>12:13:17.06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293">
            <text:p>2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2H13M15.506S">
            <text:p>12:13:15.5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860">
            <text:p>1860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2H13M16.939S">
            <text:p>12:13:16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2H13M16.864S">
            <text:p>12:13:16.86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2H13M16.873S">
            <text:p>12:13:16.8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53">
            <text:p>5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2H13M16.79S">
            <text:p>12:13:16.7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2H13M15.567S">
            <text:p>12:13:15.5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923">
            <text:p>1923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2H13M15.521S">
            <text:p>12:13:15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82">
            <text:p>1982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2H13M15.573S">
            <text:p>12:13:15.5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2H13M15.689S">
            <text:p>12:13:15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862">
            <text:p>1862</text:p>
          </table:table-cell>
          <table:table-cell office:value-type="string">
            <text:p>Success</text:p>
          </table:table-cell>
          <table:table-cell office:value-type="float" office:value="120045">
            <text:p>120045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2H13M15.918S">
            <text:p>12:13:15.9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39">
            <text:p>1639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2H13M15.976S">
            <text:p>12:13:15.9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2H13M16.794S">
            <text:p>12:13:16.7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65">
            <text:p>8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2H13M16.783S">
            <text:p>12:13:16.7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2H13M16.826S">
            <text:p>12:13:16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2H13M16.816S">
            <text:p>12:13:16.82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2H13M16.745S">
            <text:p>12:13:16.7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86">
            <text:p>9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2H13M16.749S">
            <text:p>12:13:16.7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89">
            <text:p>9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2H13M16.676S">
            <text:p>12:13:16.6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22">
            <text:p>11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2H13M16.049S">
            <text:p>12:13:16.0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56">
            <text:p>17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2H13M17.689S">
            <text:p>12:13:17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2H13M16.707S">
            <text:p>12:13:16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2H13M16.636S">
            <text:p>12:13:16.6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91">
            <text:p>11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2H13M17.574S">
            <text:p>12:13:17.5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2H13M17.158S">
            <text:p>12:13:17.16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2H13M16.712S">
            <text:p>12:13:16.7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53">
            <text:p>1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2H13M16.047S">
            <text:p>12:13:16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835">
            <text:p>18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2H13M17.558S">
            <text:p>12:13:17.5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2H13M17.552S">
            <text:p>12:13:17.5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2H13M16.004S">
            <text:p>12:13:16.0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43">
            <text:p>1943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2H13M17.522S">
            <text:p>12:13:17.5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2H13M17.321S">
            <text:p>12:13:17.3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18">
            <text:p>7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2H13M17.732S">
            <text:p>12:13:17.7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11">
            <text:p>3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2H13M17.503S">
            <text:p>12:13:17.5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42">
            <text:p>5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2H13M17.427S">
            <text:p>12:13:17.4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41">
            <text:p>6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2H13M17.434S">
            <text:p>12:13:17.4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2H13M17.491S">
            <text:p>12:13:17.49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91">
            <text:p>59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2H13M17.949S">
            <text:p>12:13:17.9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2H13M17.356S">
            <text:p>12:13:17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2H13M17.338S">
            <text:p>12:13:17.3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24">
            <text:p>8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2H13M18.046S">
            <text:p>12:13:18.05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2H13M17.265S">
            <text:p>12:13:17.2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01">
            <text:p>9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2H13M17.135S">
            <text:p>12:13:17.1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2H13M17.273S">
            <text:p>12:13:17.2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26">
            <text:p>9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2H13M17.176S">
            <text:p>12:13:17.1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46">
            <text:p>10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2H13M17.366S">
            <text:p>12:13:17.3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2H13M17.163S">
            <text:p>12:13:17.1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14">
            <text:p>11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2H13M18.164S">
            <text:p>12:13:18.1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2H13M18.121S">
            <text:p>12:13:18.1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2H13M18.074S">
            <text:p>12:13:18.0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2H13M18.083S">
            <text:p>12:13:18.0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2H13M17.928S">
            <text:p>12:13:17.93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2H13M17.867S">
            <text:p>12:13:17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2H13M18.166S">
            <text:p>12:13:18.1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2H13M17.975S">
            <text:p>12:13:17.98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2H13M17.89S">
            <text:p>12:13:17.89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33">
            <text:p>5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2H13M17.848S">
            <text:p>12:13:17.85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2H13M18.299S">
            <text:p>12:13:18.3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2H13M18.321S">
            <text:p>12:13:18.3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2H13M18.363S">
            <text:p>12:13:18.36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2H13M18.307S">
            <text:p>12:13:18.3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2H13M17.799S">
            <text:p>12:13:17.80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2H13M18.261S">
            <text:p>12:13:18.26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72">
            <text:p>2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2H13M18.278S">
            <text:p>12:13:18.2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2H13M18.322S">
            <text:p>12:13:18.3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2H13M18.224S">
            <text:p>12:13:18.2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2H13M18.162S">
            <text:p>12:13:18.1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2H13M18.493S">
            <text:p>12:13:18.4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2H13M18.472S">
            <text:p>12:13:18.4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2H13M18.533S">
            <text:p>12:13:18.5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2H13M18.533S">
            <text:p>12:13:18.5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2H13M18.454S">
            <text:p>12:13:18.4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2H13M18.433S">
            <text:p>12:13:18.4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2H13M18.534S">
            <text:p>12:13:18.5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2H13M18.647S">
            <text:p>12:13:18.6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2H13M18.665S">
            <text:p>12:13:18.6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2H13M18.692S">
            <text:p>12:13:18.6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2H13M18.743S">
            <text:p>12:13:18.7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2H13M18.749S">
            <text:p>12:13:18.7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2H13M15.497S">
            <text:p>12:13:15.5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03">
            <text:p>3503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2H13M19.002S">
            <text:p>12:13:19.0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2H13M19.02S">
            <text:p>12:13:19.0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2H13M19.056S">
            <text:p>12:13:19.0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2H13M19.092S">
            <text:p>12:13:19.0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2H13M19.129S">
            <text:p>12:13:19.1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2H13M18.814S">
            <text:p>12:13:18.8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2H13M15.106S">
            <text:p>12:13:15.1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495">
            <text:p>449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2H13M19.603S">
            <text:p>12:13:19.6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2H13M15.227S">
            <text:p>12:13:15.2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40">
            <text:p>444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2H13M18.125S">
            <text:p>12:13:18.1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50">
            <text:p>1550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2H13M19.668S">
            <text:p>12:13:19.6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2H13M15.187S">
            <text:p>12:13:15.1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550">
            <text:p>455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2H13M19.678S">
            <text:p>12:13:19.6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2H13M15.239S">
            <text:p>12:13:15.2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559">
            <text:p>455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2H13M19.738S">
            <text:p>12:13:19.7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2H13M19.799S">
            <text:p>12:13:19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2H13M19.719S">
            <text:p>12:13:19.72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2H13M15.187S">
            <text:p>12:13:15.1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703">
            <text:p>470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2H13M19.753S">
            <text:p>12:13:19.7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2H13M19.626S">
            <text:p>12:13:19.6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2H13M19.892S">
            <text:p>12:13:19.8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2H13M19.803S">
            <text:p>12:13:19.8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2H13M14.955S">
            <text:p>12:13:14.9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5022">
            <text:p>5022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2H13M19.842S">
            <text:p>12:13:19.8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2H13M14.624S">
            <text:p>12:13:14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405">
            <text:p>540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2H13M15.143S">
            <text:p>12:13:15.1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4910">
            <text:p>491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2H13M19.885S">
            <text:p>12:13:19.8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2H13M15.334S">
            <text:p>12:13:15.3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735">
            <text:p>473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2H13M18.577S">
            <text:p>12:13:18.5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19">
            <text:p>151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2H13M19.903S">
            <text:p>12:13:19.9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2H13M20.07S">
            <text:p>12:13:20.0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2H13M20.054S">
            <text:p>12:13:20.0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2H13M19.935S">
            <text:p>12:13:19.94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2H13M19.893S">
            <text:p>12:13:19.8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2H13M19.979S">
            <text:p>12:13:19.9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2H13M19.961S">
            <text:p>12:13:19.9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2H13M19.994S">
            <text:p>12:13:19.99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2H13M20.031S">
            <text:p>12:13:20.0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2H13M18.65S">
            <text:p>12:13:18.6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74">
            <text:p>157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2H13M18.654S">
            <text:p>12:13:18.6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593">
            <text:p>159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2H13M20.144S">
            <text:p>12:13:20.1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2H13M18.645S">
            <text:p>12:13:18.6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40">
            <text:p>1640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2H13M20.068S">
            <text:p>12:13:20.07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2H13M20.098S">
            <text:p>12:13:20.1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2H13M20.131S">
            <text:p>12:13:20.1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2H13M20.132S">
            <text:p>12:13:20.1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2H13M18.338S">
            <text:p>12:13:18.3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009">
            <text:p>200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2H13M20.182S">
            <text:p>12:13:20.1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27">
            <text:p>2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2H13M20.131S">
            <text:p>12:13:20.13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2H13M20.347S">
            <text:p>12:13:20.3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2H13M20.207S">
            <text:p>12:13:20.2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2H13M20.129S">
            <text:p>12:13:20.1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2H13M20.215S">
            <text:p>12:13:20.2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8">
            <text:p>3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2H13M20.316S">
            <text:p>12:13:20.3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2H13M20.409S">
            <text:p>12:13:20.4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2H13M20.342S">
            <text:p>12:13:20.3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2H13M20.329S">
            <text:p>12:13:20.33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2H13M20.439S">
            <text:p>12:13:20.44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2H13M18.201S">
            <text:p>12:13:18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455">
            <text:p>2455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2H13M18.038S">
            <text:p>12:13:18.0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2H13M18.043S">
            <text:p>12:13:18.0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2H13M18.069S">
            <text:p>12:13:18.0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644">
            <text:p>264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2H13M18.197S">
            <text:p>12:13:18.2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543">
            <text:p>254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2H13M20.439S">
            <text:p>12:13:20.4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2H13M20.489S">
            <text:p>12:13:20.4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2H13M20.715S">
            <text:p>12:13:20.7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2H13M20.601S">
            <text:p>12:13:20.60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2H13M20.581S">
            <text:p>12:13:20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2H13M20.707S">
            <text:p>12:13:20.7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2H13M20.645S">
            <text:p>12:13:20.6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2H13M17.831S">
            <text:p>12:13:17.8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10">
            <text:p>301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2H13M17.883S">
            <text:p>12:13:17.8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984">
            <text:p>298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2H13M20.843S">
            <text:p>12:13:20.8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2H13M20.741S">
            <text:p>12:13:20.7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2H13M20.568S">
            <text:p>12:13:20.5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2H13M20.533S">
            <text:p>12:13:20.5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2H13M17.806S">
            <text:p>12:13:17.8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140">
            <text:p>314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2H13M17.815S">
            <text:p>12:13:17.8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2H13M20.771S">
            <text:p>12:13:20.7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2H13M20.869S">
            <text:p>12:13:20.8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2H13M20.822S">
            <text:p>12:13:20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2H13M17.739S">
            <text:p>12:13:17.7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80">
            <text:p>328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2H13M20.811S">
            <text:p>12:13:20.81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2H13M20.974S">
            <text:p>12:13:20.9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2H13M20.876S">
            <text:p>12:13:20.8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2H13M20.8S">
            <text:p>12:13:20.8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6">
            <text:p>2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2H13M21.02S">
            <text:p>12:13:21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2H13M20.809S">
            <text:p>12:13:20.81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2H13M20.889S">
            <text:p>12:13:20.89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2H13M20.937S">
            <text:p>12:13:20.9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2H13M20.948S">
            <text:p>12:13:20.9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2H13M20.996S">
            <text:p>12:13:21.0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2H13M21.067S">
            <text:p>12:13:21.0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2H13M21.016S">
            <text:p>12:13:21.0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2H13M21.081S">
            <text:p>12:13:21.0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2H13M21.118S">
            <text:p>12:13:21.1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2H13M21.097S">
            <text:p>12:13:21.1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2H13M21.18S">
            <text:p>12:13:21.18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2H13M21.093S">
            <text:p>12:13:21.09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2H13M21.135S">
            <text:p>12:13:21.1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2H13M21.129S">
            <text:p>12:13:21.1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2H13M21.146S">
            <text:p>12:13:21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2H13M21.191S">
            <text:p>12:13:21.1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2H13M21.301S">
            <text:p>12:13:21.3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2H13M21.217S">
            <text:p>12:13:21.2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2H13M21.293S">
            <text:p>12:13:21.2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2H13M21.304S">
            <text:p>12:13:21.3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2H13M21.312S">
            <text:p>12:13:21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2H13M21.27S">
            <text:p>12:13:21.2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2H13M21.352S">
            <text:p>12:13:21.3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6">
            <text:p>1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2H13M21.413S">
            <text:p>12:13:21.4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2H13M21.256S">
            <text:p>12:13:21.2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2H13M21.436S">
            <text:p>12:13:21.4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2H13M21.496S">
            <text:p>12:13:21.5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2H13M21.489S">
            <text:p>12:13:21.4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2H13M21.542S">
            <text:p>12:13:21.5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2H13M21.542S">
            <text:p>12:13:21.5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2H13M17.379S">
            <text:p>12:13:17.3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287">
            <text:p>4287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2H13M21.519S">
            <text:p>12:13:21.5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2H13M21.667S">
            <text:p>12:13:21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2H13M21.722S">
            <text:p>12:13:21.7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2H13M17.191S">
            <text:p>12:13:17.1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605">
            <text:p>460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2H13M17.313S">
            <text:p>12:13:17.3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518">
            <text:p>4518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2H13M21.782S">
            <text:p>12:13:21.7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2H13M21.832S">
            <text:p>12:13:21.8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2H13M15.532S">
            <text:p>12:13:15.5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370">
            <text:p>6370</text:p>
          </table:table-cell>
          <table:table-cell office:value-type="string">
            <text:p>Success</text:p>
          </table:table-cell>
          <table:table-cell office:value-type="float" office:value="120043">
            <text:p>120043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2H13M21.841S">
            <text:p>12:13:21.8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2H13M21.903S">
            <text:p>12:13:21.9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2H13M15.547S">
            <text:p>12:13:15.5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425">
            <text:p>6425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2H13M21.975S">
            <text:p>12:13:21.9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2H13M21.594S">
            <text:p>12:13:21.5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94">
            <text:p>494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2H13M21.876S">
            <text:p>12:13:21.88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2H13M21.962S">
            <text:p>12:13:21.96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2H13M21.437S">
            <text:p>12:13:21.4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701">
            <text:p>701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2H13M21.995S">
            <text:p>12:13:22.0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2H13M17.168S">
            <text:p>12:13:17.1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4989">
            <text:p>498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2H13M22.118S">
            <text:p>12:13:22.1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2H13M21.482S">
            <text:p>12:13:21.4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712">
            <text:p>712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2H13M21.647S">
            <text:p>12:13:21.6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56">
            <text:p>556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2H13M15.694S">
            <text:p>12:13:15.6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537">
            <text:p>6537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2H13M20.81S">
            <text:p>12:13:20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40">
            <text:p>1440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2H13M22.159S">
            <text:p>12:13:22.1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2H13M22.231S">
            <text:p>12:13:22.2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2H13M22.145S">
            <text:p>12:13:22.1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2H13M20.927S">
            <text:p>12:13:20.9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381">
            <text:p>1381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2H13M22.255S">
            <text:p>12:13:22.2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2H13M22.118S">
            <text:p>12:13:22.1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2H13M20.458S">
            <text:p>12:13:20.4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09">
            <text:p>1909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2H13M22.254S">
            <text:p>12:13:22.2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2H13M22.325S">
            <text:p>12:13:22.3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2H13M17.813S">
            <text:p>12:13:17.8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627">
            <text:p>4627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2H13M22.258S">
            <text:p>12:13:22.26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2H13M20.26S">
            <text:p>12:13:20.2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120046">
            <text:p>120046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2H13M22.441S">
            <text:p>12:13:22.4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2H13M22.388S">
            <text:p>12:13:22.3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2H13M18.741S">
            <text:p>12:13:18.74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820">
            <text:p>3820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2H13M22.333S">
            <text:p>12:13:22.3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52">
            <text:p>25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2H13M22.501S">
            <text:p>12:13:22.5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2H13M22.495S">
            <text:p>12:13:22.5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2H13M18.337S">
            <text:p>12:13:18.3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17">
            <text:p>4317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2H13M22.655S">
            <text:p>12:13:22.6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2H13M22.586S">
            <text:p>12:13:22.5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2H13M22.635S">
            <text:p>12:13:22.6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2H13M19.421S">
            <text:p>12:13:19.4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348">
            <text:p>3348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2H13M22.617S">
            <text:p>12:13:22.62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5">
            <text:p>1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2H13M22.77S">
            <text:p>12:13:22.7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2H13M22.688S">
            <text:p>12:13:22.6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2H13M22.448S">
            <text:p>12:13:22.4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120044">
            <text:p>120044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2H13M22.757S">
            <text:p>12:13:22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2H13M22.791S">
            <text:p>12:13:22.7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2H13M22.799S">
            <text:p>12:13:22.80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2H13M22.853S">
            <text:p>12:13:22.85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2H13M22.888S">
            <text:p>12:13:22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2H13M22.902S">
            <text:p>12:13:22.90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2H13M22.943S">
            <text:p>12:13:22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2H13M22.975S">
            <text:p>12:13:22.9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2H13M23.05S">
            <text:p>12:13:23.05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2H13M23.083S">
            <text:p>12:13:23.08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2H13M23.087S">
            <text:p>12:13:23.09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2H13M15.595S">
            <text:p>12:13:15.6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626">
            <text:p>7626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2H13M15.88S">
            <text:p>12:13:15.8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362">
            <text:p>7362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2H13M12.673S">
            <text:p>12:13:12.6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581">
            <text:p>10581</text:p>
          </table:table-cell>
          <table:table-cell office:value-type="string">
            <text:p>Success</text:p>
          </table:table-cell>
          <table:table-cell office:value-type="float" office:value="41417">
            <text:p>41417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2H13M23.254S">
            <text:p>12:13:23.2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2H13M23.285S">
            <text:p>12:13:23.2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2H13M23.329S">
            <text:p>12:13:23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2H13M21.326S">
            <text:p>12:13:21.3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110">
            <text:p>2110</text:p>
          </table:table-cell>
          <table:table-cell office:value-type="string">
            <text:p>Success</text:p>
          </table:table-cell>
          <table:table-cell office:value-type="float" office:value="18326">
            <text:p>18326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2H13M21.672S">
            <text:p>12:13:21.67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18326">
            <text:p>18326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2H13M23.362S">
            <text:p>12:13:23.3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2H13M20.536S">
            <text:p>12:13:20.5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921">
            <text:p>2921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2H13M21.347S">
            <text:p>12:13:21.3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152">
            <text:p>2152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2H13M23.443S">
            <text:p>12:13:23.4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2H13M19.168S">
            <text:p>12:13:19.1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701">
            <text:p>4701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2H13M18.826S">
            <text:p>12:13:18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5071">
            <text:p>5071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2H13M18.581S">
            <text:p>12:13:18.58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326">
            <text:p>5326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2H13M21.637S">
            <text:p>12:13:21.6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284">
            <text:p>2284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2H13M21.227S">
            <text:p>12:13:21.23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2H13M21.62S">
            <text:p>12:13:21.6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325">
            <text:p>2325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2H13M20.777S">
            <text:p>12:13:20.7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2H13M18.537S">
            <text:p>12:13:18.5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774">
            <text:p>5774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2H13M22.707S">
            <text:p>12:13:22.7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608">
            <text:p>1608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2H13M21.556S">
            <text:p>12:13:21.5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2H13M22.782S">
            <text:p>12:13:22.7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2H13M22.849S">
            <text:p>12:13:22.8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2H13M20.986S">
            <text:p>12:13:20.9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57">
            <text:p>3657</text:p>
          </table:table-cell>
          <table:table-cell office:value-type="string">
            <text:p>Success</text:p>
          </table:table-cell>
          <table:table-cell office:value-type="float" office:value="119944">
            <text:p>119944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2H13M21.933S">
            <text:p>12:13:21.9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53">
            <text:p>2753</text:p>
          </table:table-cell>
          <table:table-cell office:value-type="string">
            <text:p>Success</text:p>
          </table:table-cell>
          <table:table-cell office:value-type="float" office:value="119944">
            <text:p>119944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2H13M23.5S">
            <text:p>12:13:23.5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2H13M23.961S">
            <text:p>12:13:23.9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2H13M24.776S">
            <text:p>12:13:24.7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2H13M24.788S">
            <text:p>12:13:24.7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2H13M17.115S">
            <text:p>12:13:17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738">
            <text:p>7738</text:p>
          </table:table-cell>
          <table:table-cell office:value-type="string">
            <text:p>Success</text:p>
          </table:table-cell>
          <table:table-cell office:value-type="float" office:value="76010">
            <text:p>76010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2H13M23.242S">
            <text:p>12:13:23.2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614">
            <text:p>1614</text:p>
          </table:table-cell>
          <table:table-cell office:value-type="string">
            <text:p>Success</text:p>
          </table:table-cell>
          <table:table-cell office:value-type="float" office:value="118074">
            <text:p>118074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2H13M18.292S">
            <text:p>12:13:18.2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566">
            <text:p>6566</text:p>
          </table:table-cell>
          <table:table-cell office:value-type="string">
            <text:p>Success</text:p>
          </table:table-cell>
          <table:table-cell office:value-type="float" office:value="76010">
            <text:p>76010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2H13M23.459S">
            <text:p>12:13:23.4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404">
            <text:p>140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2H13M17.419S">
            <text:p>12:13:17.4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448">
            <text:p>7448</text:p>
          </table:table-cell>
          <table:table-cell office:value-type="string">
            <text:p>Success</text:p>
          </table:table-cell>
          <table:table-cell office:value-type="float" office:value="76016">
            <text:p>76016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2H13M15.347S">
            <text:p>12:13:15.3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528">
            <text:p>9528</text:p>
          </table:table-cell>
          <table:table-cell office:value-type="string">
            <text:p>Success</text:p>
          </table:table-cell>
          <table:table-cell office:value-type="float" office:value="76014">
            <text:p>76014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2H13M12.792S">
            <text:p>12:13:12.7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102">
            <text:p>12102</text:p>
          </table:table-cell>
          <table:table-cell office:value-type="string">
            <text:p>Success</text:p>
          </table:table-cell>
          <table:table-cell office:value-type="float" office:value="41419">
            <text:p>41419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2H13M17.339S">
            <text:p>12:13:17.34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616">
            <text:p>7616</text:p>
          </table:table-cell>
          <table:table-cell office:value-type="string">
            <text:p>Success</text:p>
          </table:table-cell>
          <table:table-cell office:value-type="float" office:value="76014">
            <text:p>76014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2H13M24.894S">
            <text:p>12:13:24.8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2H13M22.563S">
            <text:p>12:13:22.5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2442">
            <text:p>2442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2H13M23.438S">
            <text:p>12:13:23.4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79">
            <text:p>1579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2H13M22.422S">
            <text:p>12:13:22.4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594">
            <text:p>2594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2H13M17.686S">
            <text:p>12:13:17.6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332">
            <text:p>7332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2H13M20.346S">
            <text:p>12:13:20.3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674">
            <text:p>4674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2H13M23.871S">
            <text:p>12:13:23.8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51">
            <text:p>1151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2H13M17.661S">
            <text:p>12:13:17.6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7362">
            <text:p>7362</text:p>
          </table:table-cell>
          <table:table-cell office:value-type="string">
            <text:p>Success</text:p>
          </table:table-cell>
          <table:table-cell office:value-type="float" office:value="76010">
            <text:p>76010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2H13M17.053S">
            <text:p>12:13:17.0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023">
            <text:p>8023</text:p>
          </table:table-cell>
          <table:table-cell office:value-type="string">
            <text:p>Success</text:p>
          </table:table-cell>
          <table:table-cell office:value-type="float" office:value="76012">
            <text:p>76012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2H13M24.864S">
            <text:p>12:13:24.8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2H13M23.221S">
            <text:p>12:13:23.2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2H13M22.942S">
            <text:p>12:13:22.9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95">
            <text:p>2195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2H13M24.857S">
            <text:p>12:13:24.8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2H13M18.522S">
            <text:p>12:13:18.5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619">
            <text:p>6619</text:p>
          </table:table-cell>
          <table:table-cell office:value-type="string">
            <text:p>Success</text:p>
          </table:table-cell>
          <table:table-cell office:value-type="float" office:value="76010">
            <text:p>76010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2H13M23.439S">
            <text:p>12:13:23.4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06">
            <text:p>1706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2H13M25.005S">
            <text:p>12:13:25.0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2H13M25.018S">
            <text:p>12:13:25.0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2H13M17.684S">
            <text:p>12:13:17.6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492">
            <text:p>7492</text:p>
          </table:table-cell>
          <table:table-cell office:value-type="string">
            <text:p>Success</text:p>
          </table:table-cell>
          <table:table-cell office:value-type="float" office:value="76010">
            <text:p>76010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2H13M23.922S">
            <text:p>12:13:23.9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65">
            <text:p>1265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2H13M25.117S">
            <text:p>12:13:25.1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2H13M24.991S">
            <text:p>12:13:24.9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2H13M24.828S">
            <text:p>12:13:24.8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2H13M20.183S">
            <text:p>12:13:20.1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5013">
            <text:p>5013</text:p>
          </table:table-cell>
          <table:table-cell office:value-type="string">
            <text:p>Success</text:p>
          </table:table-cell>
          <table:table-cell office:value-type="float" office:value="76014">
            <text:p>76014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2H13M25.022S">
            <text:p>12:13:25.0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2H13M25.146S">
            <text:p>12:13:25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2H13M23.897S">
            <text:p>12:13:23.9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2H13M23.939S">
            <text:p>12:13:23.9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2H13M17.869S">
            <text:p>12:13:17.8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403">
            <text:p>7403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2H13M24.321S">
            <text:p>12:13:24.3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68">
            <text:p>968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2H13M24.351S">
            <text:p>12:13:24.3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2H13M23.522S">
            <text:p>12:13:23.5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118074">
            <text:p>118074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2H13M23.948S">
            <text:p>12:13:23.9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70">
            <text:p>1370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2H13M24.84S">
            <text:p>12:13:24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79">
            <text:p>47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2H13M23.908S">
            <text:p>12:13:23.9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412">
            <text:p>1412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2H13M25.247S">
            <text:p>12:13:25.2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2H13M24.317S">
            <text:p>12:13:24.3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2H13M25.141S">
            <text:p>12:13:25.1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1">
            <text:p>20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2H13M25.261S">
            <text:p>12:13:25.2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2H13M24.313S">
            <text:p>12:13:24.3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40">
            <text:p>1040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2H13M25.324S">
            <text:p>12:13:25.3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2H13M25.318S">
            <text:p>12:13:25.32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2H13M25.078S">
            <text:p>12:13:25.0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2H13M25.352S">
            <text:p>12:13:25.3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2H13M25.186S">
            <text:p>12:13:25.1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2H13M25.201S">
            <text:p>12:13:25.2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2H13M25.148S">
            <text:p>12:13:25.1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2H13M25.21S">
            <text:p>12:13:25.2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84">
            <text:p>2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2H13M25.19S">
            <text:p>12:13:25.1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2H13M25.186S">
            <text:p>12:13:25.1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2H13M25.32S">
            <text:p>12:13:25.3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2H13M25.191S">
            <text:p>12:13:25.19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2H13M25.167S">
            <text:p>12:13:25.17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2H13M25.343S">
            <text:p>12:13:25.34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2H13M25.306S">
            <text:p>12:13:25.3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2H13M25.308S">
            <text:p>12:13:25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2H13M25.291S">
            <text:p>12:13:25.2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31">
            <text:p>3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2H13M25.528S">
            <text:p>12:13:25.53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2H13M25.575S">
            <text:p>12:13:25.58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2H13M25.351S">
            <text:p>12:13:25.3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2H13M25.465S">
            <text:p>12:13:25.4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851">
            <text:p>85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2H13M25.591S">
            <text:p>12:13:25.5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48">
            <text:p>7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2H13M25.197S">
            <text:p>12:13:25.2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2H13M25.522S">
            <text:p>12:13:25.52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34">
            <text:p>8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2H13M25.32S">
            <text:p>12:13:25.32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48">
            <text:p>10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2H13M25.456S">
            <text:p>12:13:25.46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2H13M25.526S">
            <text:p>12:13:25.5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89">
            <text:p>88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2H13M25.527S">
            <text:p>12:13:25.5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908">
            <text:p>90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2H13M26.355S">
            <text:p>12:13:26.3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2H13M25.495S">
            <text:p>12:13:25.5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47">
            <text:p>9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2H13M25.353S">
            <text:p>12:13:25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2H13M25.481S">
            <text:p>12:13:25.4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2H13M26.442S">
            <text:p>12:13:26.4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2H13M26.368S">
            <text:p>12:13:26.37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2H13M26.339S">
            <text:p>12:13:26.3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2H13M26.444S">
            <text:p>12:13:26.44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2H13M26.357S">
            <text:p>12:13:26.3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2H13M26.318S">
            <text:p>12:13:26.3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2H13M26.479S">
            <text:p>12:13:26.4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2H13M25.321S">
            <text:p>12:13:25.3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95">
            <text:p>129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2H13M25.618S">
            <text:p>12:13:25.62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2H13M25.623S">
            <text:p>12:13:25.6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2H13M26.308S">
            <text:p>12:13:26.3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26">
            <text:p>3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2H13M26.298S">
            <text:p>12:13:26.3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2H13M26.544S">
            <text:p>12:13:26.54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2H13M26.479S">
            <text:p>12:13:26.4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2H13M26.617S">
            <text:p>12:13:26.6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2H13M26.631S">
            <text:p>12:13:26.63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60">
            <text:p>26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2H13M25.467S">
            <text:p>12:13:25.4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459">
            <text:p>145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2H13M24.875S">
            <text:p>12:13:24.8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068">
            <text:p>2068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2H13M26.697S">
            <text:p>12:13:26.7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2H13M26.634S">
            <text:p>12:13:26.6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2H13M25.176S">
            <text:p>12:13:25.18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78">
            <text:p>1778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2H13M25.641S">
            <text:p>12:13:25.6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13">
            <text:p>13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2H13M25.392S">
            <text:p>12:13:25.3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568">
            <text:p>15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2H13M25.565S">
            <text:p>12:13:25.57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96">
            <text:p>139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2H13M26.541S">
            <text:p>12:13:26.5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23">
            <text:p>42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2H13M26.555S">
            <text:p>12:13:26.5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2H13M26.599S">
            <text:p>12:13:26.6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2H13M26.63S">
            <text:p>12:13:26.6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2H13M24.868S">
            <text:p>12:13:24.8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148">
            <text:p>2148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2H13M25.021S">
            <text:p>12:13:25.02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025">
            <text:p>2025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2H13M24.954S">
            <text:p>12:13:24.9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090">
            <text:p>2090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2H13M26.575S">
            <text:p>12:13:26.58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71">
            <text:p>47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2H13M26.437S">
            <text:p>12:13:26.4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2H13M27.017S">
            <text:p>12:13:27.0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2H13M26.401S">
            <text:p>12:13:26.40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2H13M26.891S">
            <text:p>12:13:26.8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2H13M26.471S">
            <text:p>12:13:26.47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2H13M25.474S">
            <text:p>12:13:25.47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2H13M26.955S">
            <text:p>12:13:26.9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2H13M26.945S">
            <text:p>12:13:26.9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2H13M27.048S">
            <text:p>12:13:27.0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2H13M26.828S">
            <text:p>12:13:26.83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3">
            <text:p>3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2H13M26.417S">
            <text:p>12:13:26.4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81">
            <text:p>7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2H13M27.091S">
            <text:p>12:13:27.0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2H13M27.048S">
            <text:p>12:13:27.0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2H13M26.802S">
            <text:p>12:13:26.8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2H13M27.157S">
            <text:p>12:13:27.1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2H13M26.926S">
            <text:p>12:13:26.93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41">
            <text:p>3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2H13M26.96S">
            <text:p>12:13:26.9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07">
            <text:p>30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2H13M27.016S">
            <text:p>12:13:27.0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2H13M25.078S">
            <text:p>12:13:25.08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255">
            <text:p>2255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2H13M24.859S">
            <text:p>12:13:24.8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2H13M27.17S">
            <text:p>12:13:27.17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2H13M25.02S">
            <text:p>12:13:25.0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336">
            <text:p>2336</text:p>
          </table:table-cell>
          <table:table-cell office:value-type="string">
            <text:p>Success</text:p>
          </table:table-cell>
          <table:table-cell office:value-type="float" office:value="118074">
            <text:p>118074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2H13M27.205S">
            <text:p>12:13:27.2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2H13M27.339S">
            <text:p>12:13:27.3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2H13M27.048S">
            <text:p>12:13:27.0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2H13M26.954S">
            <text:p>12:13:26.9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0">
            <text:p>4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2H13M27.118S">
            <text:p>12:13:27.1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2H13M27.334S">
            <text:p>12:13:27.3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2H13M27.247S">
            <text:p>12:13:27.2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71">
            <text:p>17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2H13M27.198S">
            <text:p>12:13:27.20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26">
            <text:p>2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2H13M27.406S">
            <text:p>12:13:27.41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2H13M27.259S">
            <text:p>12:13:27.2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2H13M24.853S">
            <text:p>12:13:24.8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118074">
            <text:p>118074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2H13M27.419S">
            <text:p>12:13:27.4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2H13M27.152S">
            <text:p>12:13:27.15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2H13M27.369S">
            <text:p>12:13:27.3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2H13M27.384S">
            <text:p>12:13:27.3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2H13M27.179S">
            <text:p>12:13:27.18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2H13M27.46S">
            <text:p>12:13:27.4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2H13M27.061S">
            <text:p>12:13:27.0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2H13M26.963S">
            <text:p>12:13:26.96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66">
            <text:p>56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2H13M27.449S">
            <text:p>12:13:27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2H13M27.438S">
            <text:p>12:13:27.4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2H13M27.502S">
            <text:p>12:13:27.5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2H13M27.438S">
            <text:p>12:13:27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2H13M25.143S">
            <text:p>12:13:25.1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409">
            <text:p>2409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2H13M27.356S">
            <text:p>12:13:27.3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2H13M27.344S">
            <text:p>12:13:27.34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2H13M25.018S">
            <text:p>12:13:25.02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544">
            <text:p>254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2H13M25.024S">
            <text:p>12:13:25.0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544">
            <text:p>2544</text:p>
          </table:table-cell>
          <table:table-cell office:value-type="string">
            <text:p>Success</text:p>
          </table:table-cell>
          <table:table-cell office:value-type="float" office:value="118072">
            <text:p>118072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2H13M27.563S">
            <text:p>12:13:27.5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2H13M27.183S">
            <text:p>12:13:27.1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28">
            <text:p>4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2H13M27.606S">
            <text:p>12:13:27.61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2H13M27.484S">
            <text:p>12:13:27.4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2H13M27.568S">
            <text:p>12:13:27.5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2H13M27.552S">
            <text:p>12:13:27.5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2H13M27.55S">
            <text:p>12:13:27.5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2H13M27.627S">
            <text:p>12:13:27.6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2H13M27.644S">
            <text:p>12:13:27.6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2H13M27.534S">
            <text:p>12:13:27.5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2H13M27.629S">
            <text:p>12:13:27.6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2H13M27.631S">
            <text:p>12:13:27.6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2H13M27.557S">
            <text:p>12:13:27.5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2H13M27.142S">
            <text:p>12:13:27.14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2H13M27.268S">
            <text:p>12:13:27.2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39">
            <text:p>43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2H13M27.672S">
            <text:p>12:13:27.6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2H13M27.268S">
            <text:p>12:13:27.27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44">
            <text:p>44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2H13M27.676S">
            <text:p>12:13:27.6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2H13M27.53S">
            <text:p>12:13:27.5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2H13M27.708S">
            <text:p>12:13:27.7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2H13M27.715S">
            <text:p>12:13:27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2H13M27.628S">
            <text:p>12:13:27.6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2H13M27.426S">
            <text:p>12:13:27.4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2H13M27.719S">
            <text:p>12:13:27.7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2H13M27.308S">
            <text:p>12:13:27.3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87">
            <text:p>48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2H13M27.776S">
            <text:p>12:13:27.78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2H13M27.713S">
            <text:p>12:13:27.7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2H13M27.114S">
            <text:p>12:13:27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694">
            <text:p>6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2H13M27.555S">
            <text:p>12:13:27.5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2H13M27.697S">
            <text:p>12:13:27.7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2H13M27.469S">
            <text:p>12:13:27.4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82">
            <text:p>38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2H13M27.53S">
            <text:p>12:13:27.5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2H13M27.814S">
            <text:p>12:13:27.8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2H13M27.523S">
            <text:p>12:13:27.5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76">
            <text:p>37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2H13M27.897S">
            <text:p>12:13:27.9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2H13M27.823S">
            <text:p>12:13:27.82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2H13M27.935S">
            <text:p>12:13:27.94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2H13M27.943S">
            <text:p>12:13:27.94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2H13M27.947S">
            <text:p>12:13:27.95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2H13M27.859S">
            <text:p>12:13:27.8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2H13M27.809S">
            <text:p>12:13:27.8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2H13M27.964S">
            <text:p>12:13:27.96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2H13M27.998S">
            <text:p>12:13:28.0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2H13M27.994S">
            <text:p>12:13:27.99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2H13M28.003S">
            <text:p>12:13:28.00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2H13M27.807S">
            <text:p>12:13:27.8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2H13M28.005S">
            <text:p>12:13:28.01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2H13M28.021S">
            <text:p>12:13:28.02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2H13M28.018S">
            <text:p>12:13:28.02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2H13M28.029S">
            <text:p>12:13:28.03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2H13M28.034S">
            <text:p>12:13:28.03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2H13M27.763S">
            <text:p>12:13:27.7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2H13M28.088S">
            <text:p>12:13:28.09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2H13M28.104S">
            <text:p>12:13:28.10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2H13M28.108S">
            <text:p>12:13:28.11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2H13M27.707S">
            <text:p>12:13:27.7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2H13M28.177S">
            <text:p>12:13:28.18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2H13M28.185S">
            <text:p>12:13:28.19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2H13M28.188S">
            <text:p>12:13:28.19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2H13M27.395S">
            <text:p>12:13:27.4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26">
            <text:p>8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2H13M28.222S">
            <text:p>12:13:28.22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2H13M28.23S">
            <text:p>12:13:28.23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2H13M28.234S">
            <text:p>12:13:28.23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2H13M27.61S">
            <text:p>12:13:27.6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682">
            <text:p>68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2H13M28.295S">
            <text:p>12:13:28.30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2H13M28.31S">
            <text:p>12:13:28.31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2H13M28.314S">
            <text:p>12:13:28.31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2H13M27.258S">
            <text:p>12:13:27.2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77">
            <text:p>10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2H13M28.336S">
            <text:p>12:13:28.34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2H13M28.354S">
            <text:p>12:13:28.35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2H13M28.358S">
            <text:p>12:13:28.36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2H13M27.39S">
            <text:p>12:13:27.3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69">
            <text:p>10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2H13M28.46S">
            <text:p>12:13:28.46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2H13M28.469S">
            <text:p>12:13:28.47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2H13M28.477S">
            <text:p>12:13:28.48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2H13M27.394S">
            <text:p>12:13:27.3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2H13M28.482S">
            <text:p>12:13:28.48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2H13M26.954S">
            <text:p>12:13:26.9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542">
            <text:p>15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2H13M28.491S">
            <text:p>12:13:28.49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2H13M28.498S">
            <text:p>12:13:28.50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2H13M28.497S">
            <text:p>12:13:28.50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2H13M26.965S">
            <text:p>12:13:26.9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54">
            <text:p>15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2H13M28.514S">
            <text:p>12:13:28.51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2H13M28.522S">
            <text:p>12:13:28.52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2H13M28.52S">
            <text:p>12:13:28.52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2H13M28.531S">
            <text:p>12:13:28.53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2H13M28.535S">
            <text:p>12:13:28.54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2H13M26.956S">
            <text:p>12:13:26.9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596">
            <text:p>159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2H13M28.552S">
            <text:p>12:13:28.55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2H13M28.56S">
            <text:p>12:13:28.56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2H13M28.571S">
            <text:p>12:13:28.57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2H13M26.975S">
            <text:p>12:13:26.9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603">
            <text:p>160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2H13M28.579S">
            <text:p>12:13:28.58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2H13M28.597S">
            <text:p>12:13:28.60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2H13M28.601S">
            <text:p>12:13:28.60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2H13M26.665S">
            <text:p>12:13:26.6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2H13M28.621S">
            <text:p>12:13:28.62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2H13M28.629S">
            <text:p>12:13:28.63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2H13M28.634S">
            <text:p>12:13:28.63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2H13M27.9S">
            <text:p>12:13:27.90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05">
            <text:p>8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2H13M27.801S">
            <text:p>12:13:27.80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2H13M17.277S">
            <text:p>12:13:17.2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438">
            <text:p>11438</text:p>
          </table:table-cell>
          <table:table-cell office:value-type="string">
            <text:p>Success</text:p>
          </table:table-cell>
          <table:table-cell office:value-type="float" office:value="76014">
            <text:p>76014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2H13M28.706S">
            <text:p>12:13:28.71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2H13M28.724S">
            <text:p>12:13:28.72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2H13M28.732S">
            <text:p>12:13:28.73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2H13M27.852S">
            <text:p>12:13:27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2H13M28.822S">
            <text:p>12:13:28.82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2H13M28.834S">
            <text:p>12:13:28.83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2H13M28.841S">
            <text:p>12:13:28.84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2H13M22.194S">
            <text:p>12:13:22.1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786">
            <text:p>6786</text:p>
          </table:table-cell>
          <table:table-cell office:value-type="string">
            <text:p>Success</text:p>
          </table:table-cell>
          <table:table-cell office:value-type="float" office:value="132391">
            <text:p>132391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2H13M14.33S">
            <text:p>12:13:14.3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653">
            <text:p>14653</text:p>
          </table:table-cell>
          <table:table-cell office:value-type="string">
            <text:p>Success</text:p>
          </table:table-cell>
          <table:table-cell office:value-type="float" office:value="76012">
            <text:p>76012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2H13M18.704S">
            <text:p>12:13:18.7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331">
            <text:p>10331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2H13M22.182S">
            <text:p>12:13:22.1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856">
            <text:p>6856</text:p>
          </table:table-cell>
          <table:table-cell office:value-type="string">
            <text:p>Success</text:p>
          </table:table-cell>
          <table:table-cell office:value-type="float" office:value="76014">
            <text:p>76014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2H13M20.226S">
            <text:p>12:13:20.2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815">
            <text:p>8815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2H13M20.247S">
            <text:p>12:13:20.2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794">
            <text:p>8794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2H13M18.543S">
            <text:p>12:13:18.54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514">
            <text:p>10514</text:p>
          </table:table-cell>
          <table:table-cell office:value-type="string">
            <text:p>Success</text:p>
          </table:table-cell>
          <table:table-cell office:value-type="float" office:value="76032">
            <text:p>76032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2H13M12.477S">
            <text:p>12:13:12.4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590">
            <text:p>16590</text:p>
          </table:table-cell>
          <table:table-cell office:value-type="string">
            <text:p>Success</text:p>
          </table:table-cell>
          <table:table-cell office:value-type="float" office:value="108659">
            <text:p>108659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2H13M27.532S">
            <text:p>12:13:27.53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41">
            <text:p>15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2H13M28.982S">
            <text:p>12:13:28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2H13M29.041S">
            <text:p>12:13:29.04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2H13M29.043S">
            <text:p>12:13:29.0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2H13M29.107S">
            <text:p>12:13:29.1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2H13M29.103S">
            <text:p>12:13:29.1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2H13M29.078S">
            <text:p>12:13:29.0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2H13M29.17S">
            <text:p>12:13:29.1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2H13M29.183S">
            <text:p>12:13:29.1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2H13M29.167S">
            <text:p>12:13:29.1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805">
            <text:p>805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2H13M27.524S">
            <text:p>12:13:27.5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07">
            <text:p>200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2H13M20.704S">
            <text:p>12:13:20.7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8847">
            <text:p>8847</text:p>
          </table:table-cell>
          <table:table-cell office:value-type="string">
            <text:p>Success</text:p>
          </table:table-cell>
          <table:table-cell office:value-type="float" office:value="99019">
            <text:p>99019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2H13M29.552S">
            <text:p>12:13:29.5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2H13M27.691S">
            <text:p>12:13:27.69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41">
            <text:p>194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2H13M27.664S">
            <text:p>12:13:27.66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72">
            <text:p>197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2H13M29.074S">
            <text:p>12:13:29.0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88">
            <text:p>588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2H13M27.751S">
            <text:p>12:13:27.75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2H13M29.22S">
            <text:p>12:13:29.2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90">
            <text:p>49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2H13M27.008S">
            <text:p>12:13:27.01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2H13M27.795S">
            <text:p>12:13:27.8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18324">
            <text:p>18324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2H13M27.664S">
            <text:p>12:13:27.66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81">
            <text:p>208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2H13M27.759S">
            <text:p>12:13:27.7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13">
            <text:p>201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2H13M20.284S">
            <text:p>12:13:20.2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511">
            <text:p>9511</text:p>
          </table:table-cell>
          <table:table-cell office:value-type="string">
            <text:p>Success</text:p>
          </table:table-cell>
          <table:table-cell office:value-type="float" office:value="132406">
            <text:p>132406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2H13M27.477S">
            <text:p>12:13:27.4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329">
            <text:p>2329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2H13M27.742S">
            <text:p>12:13:27.74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065">
            <text:p>206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2H13M22.089S">
            <text:p>12:13:22.0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720">
            <text:p>7720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2H13M27.639S">
            <text:p>12:13:27.64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182">
            <text:p>218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2H13M22.843S">
            <text:p>12:13:22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987">
            <text:p>6987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2H13M28.707S">
            <text:p>12:13:28.71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2H13M29.225S">
            <text:p>12:13:29.2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2H13M27.917S">
            <text:p>12:13:27.92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936">
            <text:p>193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2H13M22.309S">
            <text:p>12:13:22.3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561">
            <text:p>7561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2H13M29.597S">
            <text:p>12:13:29.6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2H13M29.831S">
            <text:p>12:13:29.8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2H13M29.796S">
            <text:p>12:13:29.8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2H13M29.809S">
            <text:p>12:13:29.8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2H13M21.796S">
            <text:p>12:13:21.8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109">
            <text:p>8109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2H13M29.896S">
            <text:p>12:13:29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2H13M22.204S">
            <text:p>12:13:22.2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732">
            <text:p>7732</text:p>
          </table:table-cell>
          <table:table-cell office:value-type="string">
            <text:p>Success</text:p>
          </table:table-cell>
          <table:table-cell office:value-type="float" office:value="132407">
            <text:p>132407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2H13M29.895S">
            <text:p>12:13:29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2H13M22.367S">
            <text:p>12:13:22.3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589">
            <text:p>7589</text:p>
          </table:table-cell>
          <table:table-cell office:value-type="string">
            <text:p>Success</text:p>
          </table:table-cell>
          <table:table-cell office:value-type="float" office:value="132415">
            <text:p>132415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2H13M29.872S">
            <text:p>12:13:29.8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2H13M29.899S">
            <text:p>12:13:29.9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2H13M22.472S">
            <text:p>12:13:22.4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498">
            <text:p>7498</text:p>
          </table:table-cell>
          <table:table-cell office:value-type="string">
            <text:p>Success</text:p>
          </table:table-cell>
          <table:table-cell office:value-type="float" office:value="132391">
            <text:p>132391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2H13M29.899S">
            <text:p>12:13:29.9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2H13M29.938S">
            <text:p>12:13:29.9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2H13M29.973S">
            <text:p>12:13:29.9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2H13M20.656S">
            <text:p>12:13:20.6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345">
            <text:p>9345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2H13M29.972S">
            <text:p>12:13:29.9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2H13M29.906S">
            <text:p>12:13:29.9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2H13M29.957S">
            <text:p>12:13:29.9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2H13M29.929S">
            <text:p>12:13:29.9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2H13M29.988S">
            <text:p>12:13:29.99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2H13M30.004S">
            <text:p>12:13:30.00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2H13M30.005S">
            <text:p>12:13:30.0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2H13M29.971S">
            <text:p>12:13:29.9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2H13M29.967S">
            <text:p>12:13:29.9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2H13M30.062S">
            <text:p>12:13:30.0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2H13M30.032S">
            <text:p>12:13:30.0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2H13M30.003S">
            <text:p>12:13:30.0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2H13M30.049S">
            <text:p>12:13:30.0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2H13M30.042S">
            <text:p>12:13:30.0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2H13M30.037S">
            <text:p>12:13:30.0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2H13M30.086S">
            <text:p>12:13:30.0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2H13M30.087S">
            <text:p>12:13:30.0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2H13M30.126S">
            <text:p>12:13:30.1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929">
            <text:p>929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2H13M29.663S">
            <text:p>12:13:29.6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2H13M30.181S">
            <text:p>12:13:30.18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2H13M30.192S">
            <text:p>12:13:30.1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2H13M30.196S">
            <text:p>12:13:30.20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2H13M29.837S">
            <text:p>12:13:29.8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53">
            <text:p>95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2H13M22.139S">
            <text:p>12:13:22.1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673">
            <text:p>8673</text:p>
          </table:table-cell>
          <table:table-cell office:value-type="string">
            <text:p>Success</text:p>
          </table:table-cell>
          <table:table-cell office:value-type="float" office:value="132413">
            <text:p>132413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2H13M30.79S">
            <text:p>12:13:30.79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2H13M30.816S">
            <text:p>12:13:30.82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2H13M30.827S">
            <text:p>12:13:30.83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2H13M30.813S">
            <text:p>12:13:30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2H13M30.92S">
            <text:p>12:13:30.9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2H13M30.96S">
            <text:p>12:13:30.9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48">
            <text:p>1348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2H13M29.532S">
            <text:p>12:13:29.5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762">
            <text:p>1762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2H13M29.634S">
            <text:p>12:13:29.6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669">
            <text:p>1669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2H13M29.667S">
            <text:p>12:13:29.67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647">
            <text:p>164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2H13M29.223S">
            <text:p>12:13:29.2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2H13M28.984S">
            <text:p>12:13:28.9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459">
            <text:p>2459</text:p>
          </table:table-cell>
          <table:table-cell office:value-type="string">
            <text:p>Success</text:p>
          </table:table-cell>
          <table:table-cell office:value-type="float" office:value="82470">
            <text:p>82470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2H13M29.068S">
            <text:p>12:13:29.0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422">
            <text:p>2422</text:p>
          </table:table-cell>
          <table:table-cell office:value-type="string">
            <text:p>Success</text:p>
          </table:table-cell>
          <table:table-cell office:value-type="float" office:value="82676">
            <text:p>82676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2H13M31.444S">
            <text:p>12:13:31.4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2H13M31.492S">
            <text:p>12:13:31.4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2H13M31.508S">
            <text:p>12:13:31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2H13M31.293S">
            <text:p>12:13:31.2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2H13M31.51S">
            <text:p>12:13:31.5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2H13M31.543S">
            <text:p>12:13:31.54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2H13M31.553S">
            <text:p>12:13:31.55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2H13M31.561S">
            <text:p>12:13:31.56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2H13M31.544S">
            <text:p>12:13:31.5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2H13M31.542S">
            <text:p>12:13:31.5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2H13M31.574S">
            <text:p>12:13:31.5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2H13M31.573S">
            <text:p>12:13:31.5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88">
            <text:p>1388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2H13M31.315S">
            <text:p>12:13:31.3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539">
            <text:p>53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2H13M31.855S">
            <text:p>12:13:31.86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2H13M31.302S">
            <text:p>12:13:31.3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70">
            <text:p>5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2H13M31.862S">
            <text:p>12:13:31.86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2H13M31.875S">
            <text:p>12:13:31.88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2H13M31.875S">
            <text:p>12:13:31.88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2H13M31.887S">
            <text:p>12:13:31.89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2H13M31.891S">
            <text:p>12:13:31.89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2H13M26.557S">
            <text:p>12:13:26.5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421">
            <text:p>5421</text:p>
          </table:table-cell>
          <table:table-cell office:value-type="string">
            <text:p>Success</text:p>
          </table:table-cell>
          <table:table-cell office:value-type="float" office:value="82502">
            <text:p>82502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2H13M29.853S">
            <text:p>12:13:29.85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2H13M30.08S">
            <text:p>12:13:30.0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2H13M30.091S">
            <text:p>12:13:30.0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931">
            <text:p>1931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2H13M31.98S">
            <text:p>12:13:31.9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2H13M30.99S">
            <text:p>12:13:30.9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52">
            <text:p>105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2H13M24.62S">
            <text:p>12:13:24.6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440">
            <text:p>7440</text:p>
          </table:table-cell>
          <table:table-cell office:value-type="string">
            <text:p>Success</text:p>
          </table:table-cell>
          <table:table-cell office:value-type="float" office:value="131987">
            <text:p>131987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2H13M32.033S">
            <text:p>12:13:32.0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2H13M32.06S">
            <text:p>12:13:32.0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2H13M32.089S">
            <text:p>12:13:32.0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2H13M31.987S">
            <text:p>12:13:31.9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2H13M32.162S">
            <text:p>12:13:32.16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2H13M32.174S">
            <text:p>12:13:32.17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2H13M32.178S">
            <text:p>12:13:32.18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2H13M32.151S">
            <text:p>12:13:32.1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2H13M32.095S">
            <text:p>12:13:32.1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2H13M32.245S">
            <text:p>12:13:32.2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470">
            <text:p>1470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2H13M29.733S">
            <text:p>12:13:29.7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2H13M29.745S">
            <text:p>12:13:29.75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889">
            <text:p>2889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2H13M29.808S">
            <text:p>12:13:29.8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2842">
            <text:p>284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2H13M31.622S">
            <text:p>12:13:31.62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43">
            <text:p>1043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2H13M30.114S">
            <text:p>12:13:30.1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566">
            <text:p>256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2H13M29.807S">
            <text:p>12:13:29.8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878">
            <text:p>2878</text:p>
          </table:table-cell>
          <table:table-cell office:value-type="string">
            <text:p>Success</text:p>
          </table:table-cell>
          <table:table-cell office:value-type="float" office:value="16996">
            <text:p>16996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2H13M24.687S">
            <text:p>12:13:24.6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8014">
            <text:p>8014</text:p>
          </table:table-cell>
          <table:table-cell office:value-type="string">
            <text:p>Success</text:p>
          </table:table-cell>
          <table:table-cell office:value-type="float" office:value="132389">
            <text:p>132389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2H13M30.054S">
            <text:p>12:13:30.0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69">
            <text:p>2669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2H13M30.036S">
            <text:p>12:13:30.04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92">
            <text:p>269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2H13M30S">
            <text:p>12:13:30.0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736">
            <text:p>273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2H13M30.088S">
            <text:p>12:13:30.09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671">
            <text:p>267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2H13M28.715S">
            <text:p>12:13:28.72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059">
            <text:p>4059</text:p>
          </table:table-cell>
          <table:table-cell office:value-type="string">
            <text:p>Success</text:p>
          </table:table-cell>
          <table:table-cell office:value-type="float" office:value="82567">
            <text:p>82567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2H13M32.702S">
            <text:p>12:13:32.7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2H13M25.138S">
            <text:p>12:13:25.1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651">
            <text:p>7651</text:p>
          </table:table-cell>
          <table:table-cell office:value-type="string">
            <text:p>Success</text:p>
          </table:table-cell>
          <table:table-cell office:value-type="float" office:value="131987">
            <text:p>131987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2H13M22.251S">
            <text:p>12:13:22.2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540">
            <text:p>10540</text:p>
          </table:table-cell>
          <table:table-cell office:value-type="string">
            <text:p>Success</text:p>
          </table:table-cell>
          <table:table-cell office:value-type="float" office:value="132411">
            <text:p>132411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2H13M32.792S">
            <text:p>12:13:32.7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2H13M32.778S">
            <text:p>12:13:32.7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2H13M32.811S">
            <text:p>12:13:32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2H13M32.79S">
            <text:p>12:13:32.7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2H13M32.775S">
            <text:p>12:13:32.7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2H13M32.835S">
            <text:p>12:13:32.8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2H13M32.828S">
            <text:p>12:13:32.83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2H13M32.83S">
            <text:p>12:13:32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2H13M32.831S">
            <text:p>12:13:32.8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2H13M32.889S">
            <text:p>12:13:32.8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2H13M32.892S">
            <text:p>12:13:32.8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2H13M29.037S">
            <text:p>12:13:29.0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80195">
            <text:p>80195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2H13M32.91S">
            <text:p>12:13:32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512">
            <text:p>1512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2H13M29.712S">
            <text:p>12:13:29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299">
            <text:p>3299</text:p>
          </table:table-cell>
          <table:table-cell office:value-type="string">
            <text:p>Success</text:p>
          </table:table-cell>
          <table:table-cell office:value-type="float" office:value="78354">
            <text:p>78354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2H13M29.059S">
            <text:p>12:13:29.0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955">
            <text:p>3955</text:p>
          </table:table-cell>
          <table:table-cell office:value-type="string">
            <text:p>Success</text:p>
          </table:table-cell>
          <table:table-cell office:value-type="float" office:value="82168">
            <text:p>82168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2H13M32.651S">
            <text:p>12:13:32.6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80">
            <text:p>3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2H13M33.012S">
            <text:p>12:13:33.0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2H13M29.039S">
            <text:p>12:13:29.0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004">
            <text:p>4004</text:p>
          </table:table-cell>
          <table:table-cell office:value-type="string">
            <text:p>Success</text:p>
          </table:table-cell>
          <table:table-cell office:value-type="float" office:value="82168">
            <text:p>82168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2H13M29.736S">
            <text:p>12:13:29.7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34">
            <text:p>3334</text:p>
          </table:table-cell>
          <table:table-cell office:value-type="string">
            <text:p>Success</text:p>
          </table:table-cell>
          <table:table-cell office:value-type="float" office:value="78356">
            <text:p>78356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2H13M33.015S">
            <text:p>12:13:33.0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2H13M33.034S">
            <text:p>12:13:33.0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2H13M32.968S">
            <text:p>12:13:32.9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2H13M33.069S">
            <text:p>12:13:33.0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2H13M33.075S">
            <text:p>12:13:33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2H13M31.321S">
            <text:p>12:13:31.3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782">
            <text:p>1782</text:p>
          </table:table-cell>
          <table:table-cell office:value-type="string">
            <text:p>Success</text:p>
          </table:table-cell>
          <table:table-cell office:value-type="float" office:value="70763">
            <text:p>70763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2H13M33.044S">
            <text:p>12:13:33.0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2H13M29.841S">
            <text:p>12:13:29.8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272">
            <text:p>3272</text:p>
          </table:table-cell>
          <table:table-cell office:value-type="string">
            <text:p>Success</text:p>
          </table:table-cell>
          <table:table-cell office:value-type="float" office:value="76480">
            <text:p>76480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2H13M33.032S">
            <text:p>12:13:33.03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2H13M33.12S">
            <text:p>12:13:33.12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2H13M33.105S">
            <text:p>12:13:33.1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2H13M33.113S">
            <text:p>12:13:33.1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2H13M33.135S">
            <text:p>12:13:33.14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2H13M33.104S">
            <text:p>12:13:33.1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2H13M33.138S">
            <text:p>12:13:33.1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2H13M33.102S">
            <text:p>12:13:33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2H13M33.146S">
            <text:p>12:13:33.1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2H13M33.161S">
            <text:p>12:13:33.16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2H13M33.103S">
            <text:p>12:13:33.10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2H13M33.135S">
            <text:p>12:13:33.14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2H13M33.187S">
            <text:p>12:13:33.1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2H13M33.181S">
            <text:p>12:13:33.1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2H13M33.178S">
            <text:p>12:13:33.1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554">
            <text:p>1554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2H13M33.102S">
            <text:p>12:13:33.1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2H13M33.229S">
            <text:p>12:13:33.23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2H13M33.259S">
            <text:p>12:13:33.26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2H13M33.288S">
            <text:p>12:13:33.2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2H13M25.274S">
            <text:p>12:13:25.2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075">
            <text:p>8075</text:p>
          </table:table-cell>
          <table:table-cell office:value-type="string">
            <text:p>Success</text:p>
          </table:table-cell>
          <table:table-cell office:value-type="float" office:value="84346">
            <text:p>84346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2H13M33.35S">
            <text:p>12:13:33.3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2H13M33.398S">
            <text:p>12:13:33.4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2H13M33.411S">
            <text:p>12:13:33.4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2H13M33.427S">
            <text:p>12:13:33.4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80">
            <text:p>1680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2H13M29.774S">
            <text:p>12:13:29.7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857">
            <text:p>3857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2H13M29.636S">
            <text:p>12:13:29.6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996">
            <text:p>3996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2H13M32.625S">
            <text:p>12:13:32.6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090">
            <text:p>10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2H13M33.716S">
            <text:p>12:13:33.72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2H13M33.727S">
            <text:p>12:13:33.7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2H13M33.732S">
            <text:p>12:13:33.73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2H13M32.687S">
            <text:p>12:13:32.6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2H13M32.635S">
            <text:p>12:13:32.6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176">
            <text:p>11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2H13M33.789S">
            <text:p>12:13:33.79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2H13M33.814S">
            <text:p>12:13:33.81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2H13M33.819S">
            <text:p>12:13:33.82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2H13M33.812S">
            <text:p>12:13:33.81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2H13M33.827S">
            <text:p>12:13:33.83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2H13M33.832S">
            <text:p>12:13:33.83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2H13M33.633S">
            <text:p>12:13:33.6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78">
            <text:p>4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2H13M33.632S">
            <text:p>12:13:33.6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2H13M29.823S">
            <text:p>12:13:29.8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4310">
            <text:p>4310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2H13M30.143S">
            <text:p>12:13:30.14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2H13M34.111S">
            <text:p>12:13:34.11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2H13M34.123S">
            <text:p>12:13:34.12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2H13M34.143S">
            <text:p>12:13:34.14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2H13M34.147S">
            <text:p>12:13:34.15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2H13M34.15S">
            <text:p>12:13:34.15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2H13M34.153S">
            <text:p>12:13:34.15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2H13M33.327S">
            <text:p>12:13:33.3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2H13M34.271S">
            <text:p>12:13:34.27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2H13M34.281S">
            <text:p>12:13:34.28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2H13M34.285S">
            <text:p>12:13:34.29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2H13M31.998S">
            <text:p>12:13:32.0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725">
            <text:p>2725</text:p>
          </table:table-cell>
          <table:table-cell office:value-type="string">
            <text:p>Success</text:p>
          </table:table-cell>
          <table:table-cell office:value-type="float" office:value="70465">
            <text:p>70465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2H13M34.725S">
            <text:p>12:13:34.7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2H13M34.743S">
            <text:p>12:13:34.7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2H13M32.044S">
            <text:p>12:13:32.0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799">
            <text:p>2799</text:p>
          </table:table-cell>
          <table:table-cell office:value-type="string">
            <text:p>Success</text:p>
          </table:table-cell>
          <table:table-cell office:value-type="float" office:value="70563">
            <text:p>70563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2H13M34.844S">
            <text:p>12:13:34.8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2H13M34.877S">
            <text:p>12:13:34.8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2H13M34.134S">
            <text:p>12:13:34.1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2H13M34.906S">
            <text:p>12:13:34.91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2H13M34.919S">
            <text:p>12:13:34.92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2H13M34.924S">
            <text:p>12:13:34.92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2H13M32.201S">
            <text:p>12:13:32.2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68494">
            <text:p>68494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2H13M31.609S">
            <text:p>12:13:31.6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616">
            <text:p>3616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2H13M29.954S">
            <text:p>12:13:29.9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275">
            <text:p>527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2H13M30.101S">
            <text:p>12:13:30.1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137">
            <text:p>513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2H13M24.644S">
            <text:p>12:13:24.6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608">
            <text:p>10608</text:p>
          </table:table-cell>
          <table:table-cell office:value-type="string">
            <text:p>Success</text:p>
          </table:table-cell>
          <table:table-cell office:value-type="float" office:value="132393">
            <text:p>132393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2H13M35.254S">
            <text:p>12:13:35.2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2H13M35.284S">
            <text:p>12:13:35.2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2H13M32.273S">
            <text:p>12:13:32.27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082">
            <text:p>308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2H13M32.665S">
            <text:p>12:13:32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700">
            <text:p>270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2H13M35.345S">
            <text:p>12:13:35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848">
            <text:p>1848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2H13M35.366S">
            <text:p>12:13:35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2H13M35.227S">
            <text:p>12:13:35.2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73">
            <text:p>373</text:p>
          </table:table-cell>
          <table:table-cell office:value-type="string">
            <text:p>Success</text:p>
          </table:table-cell>
          <table:table-cell office:value-type="float" office:value="16992">
            <text:p>16992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2H13M35.58S">
            <text:p>12:13:35.58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2H13M33.17S">
            <text:p>12:13:33.17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51">
            <text:p>2451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2H13M33.003S">
            <text:p>12:13:33.00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24">
            <text:p>262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2H13M35.611S">
            <text:p>12:13:35.61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2H13M35.632S">
            <text:p>12:13:35.63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2H13M35.622S">
            <text:p>12:13:35.6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2H13M35.601S">
            <text:p>12:13:35.6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2H13M35.746S">
            <text:p>12:13:35.75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2H13M35.759S">
            <text:p>12:13:35.76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2H13M35.765S">
            <text:p>12:13:35.77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2H13M32.937S">
            <text:p>12:13:32.9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62">
            <text:p>286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2H13M33.076S">
            <text:p>12:13:33.08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2H13M33.214S">
            <text:p>12:13:33.2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42">
            <text:p>264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2H13M35.832S">
            <text:p>12:13:35.8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2H13M33.217S">
            <text:p>12:13:33.22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48">
            <text:p>264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2H13M33.155S">
            <text:p>12:13:33.16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23">
            <text:p>2723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2H13M34.89S">
            <text:p>12:13:34.89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95">
            <text:p>995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2H13M33.213S">
            <text:p>12:13:33.2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677">
            <text:p>2677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2H13M34.76S">
            <text:p>12:13:34.7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2H13M35.886S">
            <text:p>12:13:35.8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2H13M35.9S">
            <text:p>12:13:35.9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2H13M35.88S">
            <text:p>12:13:35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2H13M35.404S">
            <text:p>12:13:35.4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16">
            <text:p>51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2H13M32.89S">
            <text:p>12:13:32.89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2H13M33.444S">
            <text:p>12:13:33.44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2488">
            <text:p>248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2H13M32.724S">
            <text:p>12:13:32.7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314">
            <text:p>3314</text:p>
          </table:table-cell>
          <table:table-cell office:value-type="string">
            <text:p>Success</text:p>
          </table:table-cell>
          <table:table-cell office:value-type="float" office:value="58732">
            <text:p>58732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2H13M36.038S">
            <text:p>12:13:36.0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2H13M36.054S">
            <text:p>12:13:36.0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2H13M32.76S">
            <text:p>12:13:32.7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660">
            <text:p>3660</text:p>
          </table:table-cell>
          <table:table-cell office:value-type="string">
            <text:p>Success</text:p>
          </table:table-cell>
          <table:table-cell office:value-type="float" office:value="56759">
            <text:p>56759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2H13M32.737S">
            <text:p>12:13:32.7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704">
            <text:p>3704</text:p>
          </table:table-cell>
          <table:table-cell office:value-type="string">
            <text:p>Success</text:p>
          </table:table-cell>
          <table:table-cell office:value-type="float" office:value="68196">
            <text:p>68196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2H13M34.139S">
            <text:p>12:13:34.1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315">
            <text:p>2315</text:p>
          </table:table-cell>
          <table:table-cell office:value-type="string">
            <text:p>Success</text:p>
          </table:table-cell>
          <table:table-cell office:value-type="float" office:value="54888">
            <text:p>54888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2H13M32.681S">
            <text:p>12:13:32.6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782">
            <text:p>3782</text:p>
          </table:table-cell>
          <table:table-cell office:value-type="string">
            <text:p>Success</text:p>
          </table:table-cell>
          <table:table-cell office:value-type="float" office:value="56759">
            <text:p>5675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2H13M36.443S">
            <text:p>12:13:36.4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2H13M35.239S">
            <text:p>12:13:35.2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54886">
            <text:p>54886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2H13M36.422S">
            <text:p>12:13:36.4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2H13M36.466S">
            <text:p>12:13:36.4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2H13M32.023S">
            <text:p>12:13:32.0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461">
            <text:p>4461</text:p>
          </table:table-cell>
          <table:table-cell office:value-type="string">
            <text:p>Success</text:p>
          </table:table-cell>
          <table:table-cell office:value-type="float" office:value="70265">
            <text:p>70265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2H13M36.465S">
            <text:p>12:13:36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2H13M32.729S">
            <text:p>12:13:32.7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759">
            <text:p>3759</text:p>
          </table:table-cell>
          <table:table-cell office:value-type="string">
            <text:p>Success</text:p>
          </table:table-cell>
          <table:table-cell office:value-type="float" office:value="67995">
            <text:p>67995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2H13M36.487S">
            <text:p>12:13:36.4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2H13M36.489S">
            <text:p>12:13:36.4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2H13M36.467S">
            <text:p>12:13:36.4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2H13M36.485S">
            <text:p>12:13:36.4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2H13M36.456S">
            <text:p>12:13:36.4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2H13M36.485S">
            <text:p>12:13:36.4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2H13M36.547S">
            <text:p>12:13:36.5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2H13M36.518S">
            <text:p>12:13:36.5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2H13M36.55S">
            <text:p>12:13:36.5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2H13M36.556S">
            <text:p>12:13:36.5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2H13M35.921S">
            <text:p>12:13:35.9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41">
            <text:p>741</text:p>
          </table:table-cell>
          <table:table-cell office:value-type="string">
            <text:p>Success</text:p>
          </table:table-cell>
          <table:table-cell office:value-type="float" office:value="51041">
            <text:p>51041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2H13M32.889S">
            <text:p>12:13:32.89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786">
            <text:p>37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2H13M36.664S">
            <text:p>12:13:36.6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2H13M35.23S">
            <text:p>12:13:35.2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69">
            <text:p>1469</text:p>
          </table:table-cell>
          <table:table-cell office:value-type="string">
            <text:p>Success</text:p>
          </table:table-cell>
          <table:table-cell office:value-type="float" office:value="52913">
            <text:p>52913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2H13M36.68S">
            <text:p>12:13:36.6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2H13M36.7S">
            <text:p>12:13:36.7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2H13M35.8S">
            <text:p>12:13:35.8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51044">
            <text:p>51044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2H13M35.356S">
            <text:p>12:13:35.3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388">
            <text:p>1388</text:p>
          </table:table-cell>
          <table:table-cell office:value-type="string">
            <text:p>Success</text:p>
          </table:table-cell>
          <table:table-cell office:value-type="float" office:value="52915">
            <text:p>52915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2H13M36.717S">
            <text:p>12:13:36.7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2H13M36.745S">
            <text:p>12:13:36.7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2H13M36.745S">
            <text:p>12:13:36.7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2H13M36.766S">
            <text:p>12:13:36.7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2H13M36.761S">
            <text:p>12:13:36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2H13M35.922S">
            <text:p>12:13:35.9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95">
            <text:p>1095</text:p>
          </table:table-cell>
          <table:table-cell office:value-type="string">
            <text:p>Success</text:p>
          </table:table-cell>
          <table:table-cell office:value-type="float" office:value="51044">
            <text:p>51044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2H13M37.018S">
            <text:p>12:13:37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2H13M37.035S">
            <text:p>12:13:37.0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2H13M36.677S">
            <text:p>12:13:36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51042">
            <text:p>51042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2H13M37.353S">
            <text:p>12:13:37.3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2H13M37.367S">
            <text:p>12:13:37.3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2H13M35.628S">
            <text:p>12:13:35.6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71">
            <text:p>1971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2H13M36.706S">
            <text:p>12:13:36.71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2H13M35.867S">
            <text:p>12:13:35.8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808">
            <text:p>180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2H13M36.577S">
            <text:p>12:13:36.58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2H13M37.667S">
            <text:p>12:13:37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2H13M37.679S">
            <text:p>12:13:37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2H13M35.177S">
            <text:p>12:13:35.1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131955">
            <text:p>131955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2H13M37.599S">
            <text:p>12:13:37.6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2H13M37.719S">
            <text:p>12:13:37.72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2H13M37.718S">
            <text:p>12:13:37.7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2H13M37.733S">
            <text:p>12:13:37.73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2H13M37.741S">
            <text:p>12:13:37.74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2H13M37.738S">
            <text:p>12:13:37.7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2H13M37.771S">
            <text:p>12:13:37.7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890">
            <text:p>1890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2H13M35.934S">
            <text:p>12:13:35.9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002">
            <text:p>2002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2H13M35.867S">
            <text:p>12:13:35.8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080">
            <text:p>208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2H13M35.857S">
            <text:p>12:13:35.8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090">
            <text:p>2090</text:p>
          </table:table-cell>
          <table:table-cell office:value-type="string">
            <text:p>Success</text:p>
          </table:table-cell>
          <table:table-cell office:value-type="float" office:value="16993">
            <text:p>16993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2H13M35.891S">
            <text:p>12:13:35.89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087">
            <text:p>2087</text:p>
          </table:table-cell>
          <table:table-cell office:value-type="string">
            <text:p>Success</text:p>
          </table:table-cell>
          <table:table-cell office:value-type="float" office:value="16997">
            <text:p>16997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2H13M37.379S">
            <text:p>12:13:37.3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2H13M35.645S">
            <text:p>12:13:35.6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48">
            <text:p>2348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2H13M37.698S">
            <text:p>12:13:37.7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2H13M36.747S">
            <text:p>12:13:36.7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67">
            <text:p>126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2H13M37.989S">
            <text:p>12:13:37.99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2H13M36.571S">
            <text:p>12:13:36.57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50">
            <text:p>1450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2H13M36.505S">
            <text:p>12:13:36.5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2H13M38.016S">
            <text:p>12:13:38.0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2H13M38.023S">
            <text:p>12:13:38.02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2H13M38.032S">
            <text:p>12:13:38.0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2H13M37.937S">
            <text:p>12:13:37.9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2H13M38.074S">
            <text:p>12:13:38.07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2H13M38.081S">
            <text:p>12:13:38.08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2H13M38.087S">
            <text:p>12:13:38.09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2H13M37.948S">
            <text:p>12:13:37.9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83">
            <text:p>3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2H13M38.333S">
            <text:p>12:13:38.33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2H13M38.339S">
            <text:p>12:13:38.34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2H13M38.344S">
            <text:p>12:13:38.34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2H13M37.948S">
            <text:p>12:13:37.9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430">
            <text:p>4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2H13M38.378S">
            <text:p>12:13:38.38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2H13M38.385S">
            <text:p>12:13:38.39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2H13M38.393S">
            <text:p>12:13:38.39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2H13M37.98S">
            <text:p>12:13:37.9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31">
            <text:p>43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2H13M38.411S">
            <text:p>12:13:38.41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2H13M38.419S">
            <text:p>12:13:38.42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2H13M38.432S">
            <text:p>12:13:38.43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2H13M36.563S">
            <text:p>12:13:36.56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2H13M38.45S">
            <text:p>12:13:38.4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2H13M37.677S">
            <text:p>12:13:37.6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48969">
            <text:p>48969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2H13M37.049S">
            <text:p>12:13:37.0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2H13M38.777S">
            <text:p>12:13:38.7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2H13M36.57S">
            <text:p>12:13:36.5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236">
            <text:p>223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2H13M37.798S">
            <text:p>12:13:37.8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2H13M35.919S">
            <text:p>12:13:35.9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98">
            <text:p>289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2H13M36.558S">
            <text:p>12:13:36.56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04">
            <text:p>230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2H13M35.921S">
            <text:p>12:13:35.92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2H13M36.78S">
            <text:p>12:13:36.7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2H13M38.051S">
            <text:p>12:13:38.05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14">
            <text:p>81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2H13M38.469S">
            <text:p>12:13:38.47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2H13M38.808S">
            <text:p>12:13:38.8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2H13M36.066S">
            <text:p>12:13:36.07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802">
            <text:p>2802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2H13M35.916S">
            <text:p>12:13:35.9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53">
            <text:p>2953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2H13M38.017S">
            <text:p>12:13:38.02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2H13M36.485S">
            <text:p>12:13:36.49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377">
            <text:p>2377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2H13M38.87S">
            <text:p>12:13:38.8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2H13M38.873S">
            <text:p>12:13:38.8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2H13M38.862S">
            <text:p>12:13:38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2H13M38.865S">
            <text:p>12:13:38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2H13M36.781S">
            <text:p>12:13:36.78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46">
            <text:p>2146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2H13M38.037S">
            <text:p>12:13:38.04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2H13M37.706S">
            <text:p>12:13:37.71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2H13M38.05S">
            <text:p>12:13:38.0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2H13M38.928S">
            <text:p>12:13:38.9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2H13M37.993S">
            <text:p>12:13:37.9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72">
            <text:p>972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2H13M38.011S">
            <text:p>12:13:38.01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956">
            <text:p>956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2H13M38.808S">
            <text:p>12:13:38.8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41182">
            <text:p>41182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2H13M38.987S">
            <text:p>12:13:38.9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2H13M39.017S">
            <text:p>12:13:39.0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2H13M38.818S">
            <text:p>12:13:38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41182">
            <text:p>41182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2H13M38.931S">
            <text:p>12:13:38.9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8">
            <text:p>188</text:p>
          </table:table-cell>
          <table:table-cell office:value-type="string">
            <text:p>Success</text:p>
          </table:table-cell>
          <table:table-cell office:value-type="float" office:value="41182">
            <text:p>41182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2H13M38.932S">
            <text:p>12:13:38.9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41182">
            <text:p>41182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2H13M38.872S">
            <text:p>12:13:38.8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2H13M38.871S">
            <text:p>12:13:38.8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67">
            <text:p>467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2H13M38.867S">
            <text:p>12:13:38.8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41182">
            <text:p>41182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2H13M38.864S">
            <text:p>12:13:38.8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573">
            <text:p>573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2H13M38.866S">
            <text:p>12:13:38.8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05">
            <text:p>605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2H13M38.93S">
            <text:p>12:13:38.9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41180">
            <text:p>41180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2H13M39.311S">
            <text:p>12:13:39.3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543">
            <text:p>543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2H13M39.338S">
            <text:p>12:13:39.34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17">
            <text:p>517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2H13M38.968S">
            <text:p>12:13:38.9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99">
            <text:p>899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2H13M39.856S">
            <text:p>12:13:39.8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2H13M39.12S">
            <text:p>12:13:39.1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65">
            <text:p>765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2H13M39.042S">
            <text:p>12:13:39.0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49">
            <text:p>849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2H13M39.139S">
            <text:p>12:13:39.1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53">
            <text:p>753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2H13M38.494S">
            <text:p>12:13:38.4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00">
            <text:p>1400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2H13M38.914S">
            <text:p>12:13:38.9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2H13M38.919S">
            <text:p>12:13:38.9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985">
            <text:p>985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2H13M39.885S">
            <text:p>12:13:39.89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2H13M39.856S">
            <text:p>12:13:39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2H13M39.937S">
            <text:p>12:13:39.94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2H13M39.947S">
            <text:p>12:13:39.95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2H13M39.887S">
            <text:p>12:13:39.8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2H13M38.913S">
            <text:p>12:13:38.91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74">
            <text:p>1074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2H13M39.942S">
            <text:p>12:13:39.94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2H13M39.868S">
            <text:p>12:13:39.8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2H13M39.989S">
            <text:p>12:13:39.99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2H13M38.914S">
            <text:p>12:13:38.9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107">
            <text:p>110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2H13M38.946S">
            <text:p>12:13:38.95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2H13M39.895S">
            <text:p>12:13:39.9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2H13M39.893S">
            <text:p>12:13:39.89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2H13M40.008S">
            <text:p>12:13:40.01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2H13M38.967S">
            <text:p>12:13:38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079">
            <text:p>1079</text:p>
          </table:table-cell>
          <table:table-cell office:value-type="string">
            <text:p>Success</text:p>
          </table:table-cell>
          <table:table-cell office:value-type="float" office:value="18406">
            <text:p>18406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2H13M39.996S">
            <text:p>12:13:40.00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2H13M39.892S">
            <text:p>12:13:39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2H13M40.048S">
            <text:p>12:13:40.0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2H13M39.903S">
            <text:p>12:13:39.9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41179">
            <text:p>41179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2H13M40.038S">
            <text:p>12:13:40.04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2H13M39.903S">
            <text:p>12:13:39.9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41181">
            <text:p>4118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2H13M39.978S">
            <text:p>12:13:39.98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140">
            <text:p>1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2H13M39.381S">
            <text:p>12:13:39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50">
            <text:p>750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2H13M40.056S">
            <text:p>12:13:40.06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2H13M40.042S">
            <text:p>12:13:40.04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2H13M39.034S">
            <text:p>12:13:39.03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34184">
            <text:p>34184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2H13M39.473S">
            <text:p>12:13:39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8412">
            <text:p>18412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2H13M38.805S">
            <text:p>12:13:38.8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42">
            <text:p>1342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2H13M40.094S">
            <text:p>12:13:40.09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2H13M40.14S">
            <text:p>12:13:40.14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2H13M40.074S">
            <text:p>12:13:40.07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2H13M40.141S">
            <text:p>12:13:40.14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2H13M40.159S">
            <text:p>12:13:40.1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2H13M40.118S">
            <text:p>12:13:40.12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2H13M40.09S">
            <text:p>12:13:40.09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2H13M40.168S">
            <text:p>12:13:40.17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2H13M40.178S">
            <text:p>12:13:40.18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2H13M38.868S">
            <text:p>12:13:38.8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34850">
            <text:p>34850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2H13M40.145S">
            <text:p>12:13:40.1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6">
            <text:p>266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2H13M39.634S">
            <text:p>12:13:39.6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67">
            <text:p>567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2H13M39.988S">
            <text:p>12:13:39.9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4">
            <text:p>214</text:p>
          </table:table-cell>
          <table:table-cell office:value-type="string">
            <text:p>Success</text:p>
          </table:table-cell>
          <table:table-cell office:value-type="float" office:value="41181">
            <text:p>41181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2H13M40.132S">
            <text:p>12:13:40.1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2H13M40.184S">
            <text:p>12:13:40.18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2H13M40.146S">
            <text:p>12:13:40.1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2H13M40.228S">
            <text:p>12:13:40.23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2H13M40.164S">
            <text:p>12:13:40.16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2H13M40.234S">
            <text:p>12:13:40.23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2H13M40.025S">
            <text:p>12:13:40.0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41181">
            <text:p>4118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2H13M39.439S">
            <text:p>12:13:39.4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1">
            <text:p>811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2H13M40.223S">
            <text:p>12:13:40.22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2H13M40.23S">
            <text:p>12:13:40.23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2H13M40.282S">
            <text:p>12:13:40.28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2H13M40.29S">
            <text:p>12:13:40.2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2H13M40.281S">
            <text:p>12:13:40.28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2H13M40.298S">
            <text:p>12:13:40.30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2H13M40.196S">
            <text:p>12:13:40.2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41179">
            <text:p>41179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2H13M40.251S">
            <text:p>12:13:40.2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2H13M40.023S">
            <text:p>12:13:40.02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41179">
            <text:p>41179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2H13M40.201S">
            <text:p>12:13:40.2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2H13M40.148S">
            <text:p>12:13:40.1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3">
            <text:p>203</text:p>
          </table:table-cell>
          <table:table-cell office:value-type="string">
            <text:p>Success</text:p>
          </table:table-cell>
          <table:table-cell office:value-type="float" office:value="41181">
            <text:p>4118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2H13M40.344S">
            <text:p>12:13:40.34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2H13M40.349S">
            <text:p>12:13:40.35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2H13M40.357S">
            <text:p>12:13:40.36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2H13M40.36S">
            <text:p>12:13:40.36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2H13M40.367S">
            <text:p>12:13:40.3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2H13M40.368S">
            <text:p>12:13:40.37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2H13M40.093S">
            <text:p>12:13:40.09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2H13M40.415S">
            <text:p>12:13:40.4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2H13M40.444S">
            <text:p>12:13:40.44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2H13M40.453S">
            <text:p>12:13:40.45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2H13M40.096S">
            <text:p>12:13:40.1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66">
            <text:p>366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2H13M40.462S">
            <text:p>12:13:40.46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2H13M40.198S">
            <text:p>12:13:40.20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5">
            <text:p>285</text:p>
          </table:table-cell>
          <table:table-cell office:value-type="string">
            <text:p>Success</text:p>
          </table:table-cell>
          <table:table-cell office:value-type="float" office:value="34845">
            <text:p>34845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2H13M40.463S">
            <text:p>12:13:40.4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2H13M40.502S">
            <text:p>12:13:40.50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2H13M40.523S">
            <text:p>12:13:40.52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2H13M40.483S">
            <text:p>12:13:40.4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41148">
            <text:p>41148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2H13M40.533S">
            <text:p>12:13:40.53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2H13M40.352S">
            <text:p>12:13:40.3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2H13M40.246S">
            <text:p>12:13:40.2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49">
            <text:p>349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2H13M40.569S">
            <text:p>12:13:40.5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2H13M40.606S">
            <text:p>12:13:40.61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2H13M40.621S">
            <text:p>12:13:40.62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2H13M40.631S">
            <text:p>12:13:40.63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2H13M40.597S">
            <text:p>12:13:40.6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2H13M40.345S">
            <text:p>12:13:40.3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38">
            <text:p>338</text:p>
          </table:table-cell>
          <table:table-cell office:value-type="string">
            <text:p>Success</text:p>
          </table:table-cell>
          <table:table-cell office:value-type="float" office:value="18408">
            <text:p>18408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2H13M40.203S">
            <text:p>12:13:40.2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81">
            <text:p>481</text:p>
          </table:table-cell>
          <table:table-cell office:value-type="string">
            <text:p>Success</text:p>
          </table:table-cell>
          <table:table-cell office:value-type="float" office:value="18404">
            <text:p>18404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2H13M40.658S">
            <text:p>12:13:40.66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2H13M40.55S">
            <text:p>12:13:40.5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9">
            <text:p>169</text:p>
          </table:table-cell>
          <table:table-cell office:value-type="string">
            <text:p>Success</text:p>
          </table:table-cell>
          <table:table-cell office:value-type="float" office:value="18405">
            <text:p>18405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2H13M40.333S">
            <text:p>12:13:40.3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18409">
            <text:p>18409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2H13M40.706S">
            <text:p>12:13:40.71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2H13M40.683S">
            <text:p>12:13:40.6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2H13M40.732S">
            <text:p>12:13:40.73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2H13M40.684S">
            <text:p>12:13:40.6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2H13M40.737S">
            <text:p>12:13:40.74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2H13M40.73S">
            <text:p>12:13:40.73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2H13M40.721S">
            <text:p>12:13:40.7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2H13M40.755S">
            <text:p>12:13:40.76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2H13M40.764S">
            <text:p>12:13:40.76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2H13M40.781S">
            <text:p>12:13:40.78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2H13M40.779S">
            <text:p>12:13:40.78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2H13M40.771S">
            <text:p>12:13:40.77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2H13M40.787S">
            <text:p>12:13:40.79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2H13M40.777S">
            <text:p>12:13:40.78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2H13M40.791S">
            <text:p>12:13:40.79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2H13M40.798S">
            <text:p>12:13:40.80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2H13M40.799S">
            <text:p>12:13:40.80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2H13M40.804S">
            <text:p>12:13:40.80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1/18/2011</text:date>, <text:time>19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8T19:40:59.37</dc:date>
    <meta:document-statistic meta:table-count="1" meta:cell-count="13727" meta:object-count="0"/>
    <meta:generator>OpenOffice.org/3.2$Win32 OpenOffice.org_project/320m12$Build-9483</meta:generator>
  </office:meta>
</office:document-meta>
</file>